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textarea-vertical-align="top" fo:min-height="20.257cm"/>
    </style:style>
    <style:style style:name="pr5" style:family="presentation" style:parent-style-name="Default-title">
      <style:graphic-properties fo:min-height="3.506cm"/>
    </style:style>
    <style:style style:name="pr6" style:family="presentation" style:parent-style-name="Default-subtitle">
      <style:graphic-properties draw:fill-color="#ffffff" draw:textarea-vertical-align="top" fo:min-height="15.193cm"/>
    </style:style>
    <style:style style:name="pr7" style:family="presentation" style:parent-style-name="Default-outline1">
      <style:graphic-properties fo:min-height="11.929cm"/>
    </style:style>
    <style:style style:name="pr8" style:family="presentation" style:parent-style-name="Default-title">
      <style:graphic-properties fo:min-height="5.209cm"/>
    </style:style>
    <style:style style:name="pr9" style:family="presentation" style:parent-style-name="Default-outline1">
      <style:graphic-properties draw:stroke="solid" fo:min-height="11.929cm"/>
    </style:style>
    <style:style style:name="P1" style:family="paragraph">
      <style:paragraph-properties fo:text-align="center" fo:text-align-last="center"/>
    </style:style>
    <style:style style:name="P2" style:family="paragraph">
      <style:paragraph-properties fo:text-align="start" fo:text-align-last="center"/>
    </style:style>
    <style:style style:name="P3" style:family="paragraph">
      <style:paragraph-properties fo:margin-left="5cm" fo:margin-right="0cm" fo:text-align="start" fo:text-align-last="center" fo:text-indent="0cm"/>
    </style:style>
    <style:style style:name="P4" style:family="paragraph">
      <style:paragraph-properties fo:margin-left="5cm" fo:margin-right="0cm" fo:text-align="center" fo:text-align-last="center" fo:text-indent="0cm"/>
    </style:style>
    <style:style style:name="P5" style:family="paragraph">
      <loext:graphic-properties draw:fill-color="#ffffff"/>
      <style:paragraph-properties fo:text-align="center" fo:text-align-last="center"/>
    </style:style>
    <style:style style:name="P6" style:family="paragraph">
      <loext:graphic-properties draw:fill-color="#ffffff"/>
    </style:style>
    <style:style style:name="P7" style:family="paragraph">
      <style:paragraph-properties fo:margin-left="0cm" fo:margin-right="0cm" fo:text-align="center" fo:text-align-last="center" fo:text-indent="0cm"/>
    </style:style>
    <style:style style:name="P8" style:family="paragraph">
      <style:paragraph-properties fo:margin-left="3cm" fo:margin-right="0cm" fo:text-align="start" fo:text-align-last="center" fo:text-indent="0cm"/>
    </style:style>
    <style:style style:name="P9" style:family="paragraph">
      <loext:graphic-properties draw:fill-color="#ffffff"/>
      <style:paragraph-properties fo:margin-left="0cm" fo:margin-right="0cm" fo:text-align="center" fo:text-align-last="center" fo:text-indent="0cm"/>
    </style:style>
    <style:style style:name="P10" style:family="paragraph">
      <style:paragraph-properties fo:margin-left="2cm" fo:margin-right="0cm" fo:text-align="start" fo:text-align-last="center" fo:text-indent="0cm"/>
    </style:style>
    <style:style style:name="P11" style:family="paragraph">
      <loext:graphic-properties draw:fill-color="#ffffff"/>
      <style:paragraph-properties fo:text-align="center" fo:text-align-last="center"/>
      <style:text-properties fo:font-size="28pt"/>
    </style:style>
    <style:style style:name="P12" style:family="paragraph">
      <loext:graphic-properties draw:fill-color="#ffffff"/>
      <style:paragraph-properties fo:margin-left="2cm" fo:margin-right="0cm" fo:text-align="start" fo:text-align-last="center" fo:text-indent="0cm"/>
    </style:style>
    <style:style style:name="P13" style:family="paragraph">
      <style:paragraph-properties fo:margin-left="2cm" fo:margin-right="0cm" fo:text-indent="0cm"/>
    </style:style>
    <style:style style:name="P14" style:family="paragraph">
      <style:paragraph-properties fo:margin-left="2cm" fo:margin-right="0cm" fo:text-indent="0cm"/>
      <style:text-properties fo:font-size="96pt" style:font-size-asian="96pt" style:font-size-complex="96pt"/>
    </style:style>
    <style:style style:name="P15" style:family="paragraph">
      <style:text-properties fo:font-weight="bold" style:font-weight-asian="bold" style:font-weight-complex="bold"/>
    </style:style>
    <style:style style:name="P16" style:family="paragraph">
      <style:paragraph-properties fo:text-align="center"/>
    </style:style>
    <style:style style:name="P17" style:family="paragraph">
      <style:paragraph-properties fo:text-align="start"/>
    </style:style>
    <style:style style:name="P18" style:family="paragraph">
      <style:text-properties fo:font-size="22pt" style:font-size-asian="22pt" style:font-size-complex="22pt"/>
    </style:style>
    <style:style style:name="P19" style:family="paragraph">
      <style:paragraph-properties fo:margin-left="0cm" fo:margin-right="0cm" fo:text-indent="0cm"/>
    </style:style>
    <style:style style:name="P20" style:family="paragraph">
      <style:paragraph-properties fo:margin-left="0cm" fo:margin-right="0cm" fo:margin-top="0.6cm" fo:margin-bottom="0cm" fo:text-indent="0cm"/>
    </style:style>
    <style:style style:name="P21" style:family="paragraph">
      <loext:graphic-properties draw:fill-color="#ffffff"/>
      <style:text-properties fo:font-size="20pt"/>
    </style:style>
    <style:style style:name="P22" style:family="paragraph">
      <style:paragraph-properties fo:margin-left="1cm" fo:margin-right="0cm" fo:text-indent="0cm"/>
    </style:style>
    <style:style style:name="P23" style:family="paragraph">
      <style:paragraph-properties fo:margin-left="1cm" fo:margin-right="0cm" fo:text-indent="0cm"/>
      <style:text-properties fo:font-size="22pt"/>
    </style:style>
    <style:style style:name="P24" style:family="paragraph">
      <style:paragraph-properties fo:margin-left="1cm" fo:margin-right="0cm" fo:text-indent="0cm"/>
      <style:text-properties fo:font-size="24pt"/>
    </style:style>
    <style:style style:name="T1" style:family="text">
      <style:text-properties fo:font-weight="bold" style:font-weight-asian="bold" style:font-weight-complex="bold"/>
    </style:style>
    <style:style style:name="T2" style:family="text">
      <style:text-properties fo:font-size="28pt"/>
    </style:style>
    <style:style style:name="T3" style:family="text">
      <style:text-properties fo:font-size="28pt" fo:font-weight="normal" style:font-weight-asian="normal" style:font-weight-complex="normal"/>
    </style:style>
    <style:style style:name="T4" style:family="text">
      <style:text-properties fo:font-size="28pt" fo:font-weight="bold" style:font-weight-asian="bold" style:font-weight-complex="bold"/>
    </style:style>
    <style:style style:name="T5" style:family="text">
      <style:text-properties fo:font-size="28pt" style:font-size-asian="32pt" style:font-size-complex="32pt"/>
    </style:style>
    <style:style style:name="T6" style:family="text">
      <style:text-properties fo:font-size="96pt" style:font-size-asian="96pt" style:font-size-complex="96pt"/>
    </style:style>
    <style:style style:name="T7" style:family="text">
      <style:text-properties fo:font-size="96pt" fo:font-weight="bold" style:font-size-asian="96pt" style:font-weight-asian="bold" style:font-size-complex="96pt" style:font-weight-complex="bold"/>
    </style:style>
    <style:style style:name="T8" style:family="text">
      <style:text-properties fo:font-weight="normal" style:font-weight-asian="normal" style:font-weight-complex="normal"/>
    </style:style>
    <style:style style:name="T9" style:family="text">
      <style:text-properties fo:font-size="72pt" style:font-size-asian="72pt" style:font-size-complex="72pt"/>
    </style:style>
    <style:style style:name="T10" style:family="text">
      <style:text-properties fo:font-size="72pt" fo:font-weight="bold" style:font-size-asian="72pt" style:font-weight-asian="bold" style:font-size-complex="72pt" style:font-weight-complex="bold"/>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32pt" style:font-size-asian="32pt" style:font-size-complex="32pt"/>
    </style:style>
    <style:style style:name="T13" style:family="text">
      <style:text-properties fo:font-size="22pt" style:font-size-asian="22pt" style:font-size-complex="22pt"/>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3.506cm" svg:x="1.4cm" svg:y="0.837cm" presentation:class="title">
          <draw:text-box>
            <text:p>Functional Programming In JavaScript</text:p>
          </draw:text-box>
        </draw:frame>
        <draw:frame presentation:style-name="pr2" draw:text-style-name="P5" draw:layer="layout" svg:width="25.199cm" svg:height="16.255cm" svg:x="1.4cm" svg:y="0.837cm" presentation:class="subtitle">
          <draw:text-box>
            <text:p text:style-name="P1">Functional Programming Core Philosophy</text:p>
            <text:list text:style-name="L2">
              <text:list-header>
                <text:p text:style-name="P2"/>
              </text:list-header>
              <text:list-item>
                <text:p text:style-name="P3">Functions</text:p>
              </text:list-item>
              <text:list-item>
                <text:p text:style-name="P3">Mathematics</text:p>
                <text:p text:style-name="P4"/>
              </text:list-item>
            </text:list>
          </draw:text-box>
        </draw:frame>
        <presentation:notes draw:style-name="dp2">
          <draw:page-thumbnail draw:style-name="gr1"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2" draw:text-style-name="P9" draw:layer="layout" svg:width="25.199cm" svg:height="16.255cm" svg:x="1.4cm" svg:y="0.837cm" presentation:class="subtitle" presentation:user-transformed="true">
          <draw:text-box>
            <text:p text:style-name="P7"/>
            <text:p text:style-name="P8">Take the following functions:</text:p>
            <text:p text:style-name="P7"/>
            <text:p text:style-name="P7"><text:span text:style-name="T1">f(x,y) = y * x / (x + y)</text:span></text:p>
            <text:p text:style-name="P7"/>
            <text:p text:style-name="P8">Assuming a fixed <text:span text:style-name="T1">x’</text:span> and <text:span text:style-name="T1">y’</text:span>:</text:p>
            <text:p text:style-name="P7"/>
            <text:p text:style-name="P7"><text:span text:style-name="T1">f(x’,y’) = f(x’,y’)</text:span></text:p>
            <text:p text:style-name="P7"/>
            <text:p text:style-name="P8">...always</text:p>
            <text:p text:style-name="P7"/>
            <text:p text:style-name="P7"/>
          </draw:text-box>
        </draw:frame>
        <presentation:notes draw:style-name="dp2">
          <draw:page-thumbnail draw:style-name="gr1"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4" draw:text-style-name="P11" draw:layer="layout" svg:width="25.199cm" svg:height="20.257cm" svg:x="1.4cm" svg:y="0.837cm" presentation:class="subtitle" presentation:user-transformed="true">
          <draw:text-box>
            <text:p text:style-name="P1"><text:span text:style-name="T2"/></text:p>
            <text:p text:style-name="P10"><text:span text:style-name="T3">More formally,</text:span></text:p>
            <text:p text:style-name="P10"><text:span text:style-name="T3"/></text:p>
            <text:p text:style-name="P1"><text:span text:style-name="T4">f(x,y) = x*y/(x+y)</text:span></text:p>
            <text:p text:style-name="P1"><text:span text:style-name="T2"/></text:p>
            <text:p text:style-name="P10"><text:span text:style-name="T2">Has the following properties:</text:span></text:p>
            <text:p text:style-name="P8"><text:span text:style-name="T5"/></text:p>
            <text:list text:style-name="L3">
              <text:list-item>
                <text:p text:style-name="P8"><text:span text:style-name="T5">Its behavior is completely deterministic on provided input</text:span></text:p>
              </text:list-item>
              <text:list-item>
                <text:p text:style-name="P8"><text:span text:style-name="T5">It does not affect any external change (including on its input parameters)</text:span></text:p>
                <text:p text:style-name="P1"><text:span text:style-name="T2"/></text:p>
                <text:p text:style-name="P10"><text:span text:style-name="T2">Remember:</text:span></text:p>
                <text:p text:style-name="P1"><text:span text:style-name="T2"/></text:p>
              </text:list-item>
            </text:list>
            <text:p text:style-name="P7"><text:span text:style-name="T4">f(x’,y’) = f(x’,y’)</text:span></text:p>
            <text:p text:style-name="P10"><text:span text:style-name="T2"/></text:p>
            <text:p text:style-name="P10"><text:span text:style-name="T2">...always, regardless of whatever else is happening</text:span></text:p>
            <text:p text:style-name="P1"><text:span text:style-name="T2"/></text:p>
          </draw:text-box>
        </draw:frame>
        <presentation:notes draw:style-name="dp2">
          <draw:page-thumbnail draw:style-name="gr1"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Can Entire Programs Be Entirely Reprensented By This Paradigm?</text:p>
          </draw:text-box>
        </draw:frame>
        <draw:frame presentation:style-name="pr6" draw:text-style-name="P12" draw:layer="layout" svg:width="25.199cm" svg:height="15.193cm" svg:x="1.4cm" svg:y="4.914cm" presentation:class="subtitle" presentation:user-transformed="true">
          <draw:text-box>
            <text:p text:style-name="P10"/>
            <text:p text:style-name="P10">Spoiler Alert... no</text:p>
            <text:p text:style-name="P10"/>
            <text:p text:style-name="P10">You got databases, networks, user interaction, etc</text:p>
            <text:p text:style-name="P10"/>
            <text:p text:style-name="P10">But... you should isolate as much of your code into this paradigm as you can</text:p>
            <text:p text:style-name="P10"/>
            <text:p text:style-name="P10">And... even the part of your code that have side effects can benefit from some of functional programming’s structures</text:p>
          </draw:text-box>
        </draw:frame>
        <presentation:notes draw:style-name="dp2">
          <draw:page-thumbnail draw:style-name="gr1"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1</text:p>
          </draw:text-box>
        </draw:frame>
        <draw:frame presentation:style-name="pr7" draw:text-style-name="P14" draw:layer="layout" svg:width="25.599cm" svg:height="15.6cm" svg:x="1.201cm" svg:y="4.8cm" presentation:class="outline" presentation:user-transformed="true">
          <draw:text-box>
            <text:list text:style-name="L4">
              <text:list-header>
                <text:p text:style-name="P13"><text:span text:style-name="T6">//This will </text:span><text:span text:style-name="T6">be a lot </text:span><text:span text:style-name="T6">of fun to </text:span><text:span text:style-name="T6">test or </text:span><text:span text:style-name="T6">debug</text:span></text:p>
                <text:p text:style-name="P13"><text:span text:style-name="T7">function </text:span><text:span text:style-name="T7">hotMess</text:span><text:span text:style-name="T7">(db, url, </text:span><text:span text:style-name="T7">x, y) </text:span></text:p>
                <text:p text:style-name="P13"><text:span text:style-name="T7">{</text:span></text:p>
                <text:p text:style-name="P13"><text:span text:style-name="T6"><text:s text:c="3"/></text:span><text:span text:style-name="T6">//To unit </text:span><text:span text:style-name="T6">test the </text:span><text:span text:style-name="T6">functional </text:span><text:span text:style-name="T6">code, I'll </text:span><text:span text:style-name="T6">have to </text:span><text:span text:style-name="T6">sinon the </text:span><text:span text:style-name="T6">request </text:span><text:span text:style-name="T6">with </text:span><text:span text:style-name="T6">some </text:span><text:span text:style-name="T6">bogus </text:span><text:span text:style-name="T6">value</text:span></text:p>
                <text:p text:style-name="P13"><text:span text:style-name="T6"><text:s text:c="3"/></text:span><text:span text:style-name="T6">//And I </text:span><text:span text:style-name="T6">don't </text:span><text:span text:style-name="T6">even </text:span><text:span text:style-name="T6">want to </text:span><text:span text:style-name="T6">know </text:span><text:span text:style-name="T6">how I'll </text:span><text:span text:style-name="T6">debug it if </text:span><text:span text:style-name="T6">there is a </text:span><text:span text:style-name="T6">problem</text:span></text:p>
                <text:p text:style-name="P13"><text:span text:style-name="T6"><text:s/></text:span><text:span text:style-name="T7"><text:s text:c="2"/></text:span><text:span text:style-name="T7">var </text:span><text:span text:style-name="T7">someRe</text:span><text:span text:style-name="T7">sult = </text:span><text:span text:style-name="T7">request(</text:span><text:span text:style-name="T7">url)</text:span></text:p>
                <text:p text:style-name="P13"><text:span text:style-name="T6"><text:s text:c="3"/></text:span></text:p>
                <text:p text:style-name="P13"><text:span text:style-name="T6"><text:s text:c="3"/></text:span><text:span text:style-name="T6">//This </text:span><text:span text:style-name="T6">code </text:span><text:span text:style-name="T6">could be </text:span><text:span text:style-name="T6">made </text:span><text:span text:style-name="T6">functional</text:span></text:p>
                <text:p text:style-name="P13"><text:span text:style-name="T6"><text:s text:c="3"/></text:span><text:span text:style-name="T6">//As it </text:span><text:span text:style-name="T6">is, it is </text:span><text:span text:style-name="T6">coupled </text:span><text:span text:style-name="T6">with both </text:span><text:span text:style-name="T6">an </text:span><text:span text:style-name="T6">external </text:span><text:span text:style-name="T6">request </text:span><text:span text:style-name="T6">and a db </text:span><text:span text:style-name="T6">store</text:span></text:p>
                <text:p text:style-name="P13"><text:span text:style-name="T6"><text:s text:c="2"/></text:span><text:span text:style-name="T6">//Assume </text:span><text:span text:style-name="T6">for a </text:span><text:span text:style-name="T6">moment </text:span><text:span text:style-name="T6">that there </text:span><text:span text:style-name="T6">is a bug </text:span><text:span text:style-name="T6">in this </text:span><text:span text:style-name="T6">code and </text:span><text:span text:style-name="T6">I’ll have </text:span><text:span text:style-name="T6">to </text:span><text:span text:style-name="T6">troublesh</text:span><text:span text:style-name="T6">oot it</text:span></text:p>
                <text:p text:style-name="P13"><text:span text:style-name="T6"><text:s/></text:span><text:span text:style-name="T7"><text:s text:c="2"/></text:span><text:span text:style-name="T7">if(someR</text:span><text:span text:style-name="T7">esult.for</text:span><text:span text:style-name="T7">ceAdd || </text:span><text:span text:style-name="T7">y == 0) {</text:span></text:p>
                <text:p text:style-name="P13"><text:span text:style-name="T7"><text:s text:c="7"/></text:span><text:span text:style-name="T7">var </text:span><text:span text:style-name="T7">result = </text:span><text:span text:style-name="T7">x + y <text:s text:c="2"/></text:span></text:p>
                <text:p text:style-name="P13"><text:span text:style-name="T7"><text:s text:c="3"/></text:span><text:span text:style-name="T7">} else</text:span></text:p>
                <text:p text:style-name="P13"><text:span text:style-name="T7"><text:s text:c="7"/></text:span><text:span text:style-name="T7">var </text:span><text:span text:style-name="T7">result = </text:span><text:span text:style-name="T7">x/y</text:span></text:p>
                <text:p text:style-name="P13"><text:span text:style-name="T7"><text:s text:c="3"/></text:span><text:span text:style-name="T7">}</text:span></text:p>
                <text:p text:style-name="P13"><text:span text:style-name="T6"><text:s text:c="2"/></text:span></text:p>
                <text:p text:style-name="P13"><text:span text:style-name="T6"><text:s text:c="3"/></text:span><text:span text:style-name="T6">//More </text:span><text:span text:style-name="T6">sinon. </text:span><text:span text:style-name="T6">Why not, </text:span><text:span text:style-name="T6">we're on </text:span><text:span text:style-name="T6">a roll </text:span><text:span text:style-name="T6">right? </text:span><text:span text:style-name="T6">And a </text:span><text:span text:style-name="T6">database </text:span><text:span text:style-name="T6">required </text:span><text:span text:style-name="T6">to </text:span><text:span text:style-name="T6">manually </text:span><text:span text:style-name="T6">troublesh</text:span><text:span text:style-name="T6">oot now...</text:span></text:p>
                <text:p text:style-name="P13"><text:span text:style-name="T6"><text:s text:c="3"/></text:span><text:span text:style-name="T7">db.put(re</text:span><text:span text:style-name="T7">sult);</text:span></text:p>
                <text:p text:style-name="P13"><text:span text:style-name="T6">}</text:span></text:p>
              </text:list-header>
            </text:list>
          </draw:text-box>
        </draw:frame>
        <presentation:notes draw:style-name="dp2">
          <draw:page-thumbnail draw:style-name="gr1"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2</text:p>
          </draw:text-box>
        </draw:frame>
        <draw:frame presentation:style-name="pr7" draw:layer="layout" svg:width="25.8cm" svg:height="15.486cm" svg:x="1.4cm" svg:y="4.914cm" presentation:class="outline" presentation:user-transformed="true">
          <draw:text-box>
            <text:list text:style-name="L4">
              <text:list-header>
                <text:p>//Some object oriented code with a mutable state. Assume we can’t use Math for this example</text:p>
                <text:p><text:span text:style-name="T1">var myVal = new arithmetics();</text:span></text:p>
                <text:p><text:span text:style-name="T1">test(myVal.val() == 0); <text:s text:c="3"/></text:span><text:s/>//It starts at 0!</text:p>
                <text:p/>
                <text:p>//***This new code was just added by Adams***</text:p>
                <text:p><text:span text:style-name="T1">myVal.cos();</text:span></text:p>
                <text:p><text:span text:style-name="T1">test(myVal.val() == 1);</text:span> <text:s text:c="4"/>//It cosines!</text:p>
                <text:p>//***This code will break all the unit tests below***</text:p>
                <text:p>//***Here, I'm using tests to demonstrate the more generic problem of having various parts of the code coupled to a centralised mutable state</text:p>
                <text:p/>
                <text:p><text:span text:style-name="T1">myAdder.inc(2);</text:span></text:p>
                <text:p><text:span text:style-name="T1">test(myAdder.val() == 2);</text:span> <text:s text:c="3"/>//It adds!</text:p>
                <text:p/>
                <text:p><text:span text:style-name="T1">myAdder.mul(5);</text:span></text:p>
                <text:p><text:span text:style-name="T1">test(myAdder.val() == 10);</text:span> <text:s text:c="3"/>//It multiplies</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8" draw:layer="layout" svg:width="25.199cm" svg:height="5.209cm" svg:x="1.4cm" svg:y="-0.014cm" presentation:class="title" presentation:user-transformed="true">
          <draw:text-box>
            <text:p>Things That Functional Programming Help Prevent, Part 2.2 </text:p>
          </draw:text-box>
        </draw:frame>
        <draw:frame presentation:style-name="pr7" draw:layer="layout" svg:width="25.199cm" svg:height="12.179cm" svg:x="1.4cm" svg:y="4.914cm" presentation:class="outline" presentation:user-transformed="true">
          <draw:text-box>
            <text:list text:style-name="L4">
              <text:list-header>
                <text:p/>
                <text:p>Let’s revisit the above class for a moment...</text:p>
                <text:p>You have an arithmetics class with the following methods:</text:p>
              </text:list-header>
            </text:list>
            <text:list text:style-name="L5">
              <text:list-item>
                <text:p>A constructor that defaults the object’s value to 0</text:p>
              </text:list-item>
              <text:list-item>
                <text:p>An add method</text:p>
              </text:list-item>
              <text:list-item>
                <text:p>A mul method</text:p>
              </text:list-item>
              <text:list-item>
                <text:p>A cos method</text:p>
                <text:p>Now, Bryan finds this very cool library online and he’d like to plugin the class’ cos method inside of a hook this library takes <text:s/>to operate on a transitional value</text:p>
                <text:p>Well... good luck Bryan, our cos function is deeply coupled with our stateful arithmetics class! Hours of fun ahead of you trying to uncouple it to plug it in the library :)</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3</text:p>
          </draw:text-box>
        </draw:frame>
        <draw:frame presentation:style-name="pr7" draw:text-style-name="P15" draw:layer="layout" svg:width="26cm" svg:height="15.486cm" svg:x="1.4cm" svg:y="4.914cm" presentation:class="outline" presentation:user-transformed="true">
          <draw:text-box>
            <text:list text:style-name="L4">
              <text:list-header>
                <text:p><text:span text:style-name="T8">//This function follows the 2 </text:span><text:span text:style-name="T8">previously outlined principles of </text:span><text:span text:style-name="T8">functional programming</text:span></text:p>
                <text:p><text:span text:style-name="T8">//It just doesn't follow a sound </text:span><text:span text:style-name="T8">principle of functional design </text:span><text:span text:style-name="T8">which will follow...</text:span></text:p>
                <text:p><text:span text:style-name="T8">//This function multiplies all </text:span><text:span text:style-name="T8">elements of an array by the </text:span><text:span text:style-name="T8">smallest value between x and y. </text:span></text:p>
                <text:p><text:span text:style-name="T8">//And yes... I could have used a </text:span><text:span text:style-name="T8">ternary assignment to get rid of </text:span><text:span text:style-name="T8">the if, but sometimes, you can't </text:span><text:span text:style-name="T8">do that</text:span></text:p>
                <text:p><text:span text:style-name="T1"/></text:p>
                <text:p><text:span text:style-name="T1">function </text:span><text:span text:style-name="T1">aSomewhatComplexFunction(</text:span><text:span text:style-name="T1">x, y, list) {</text:span></text:p>
                <text:p><text:span text:style-name="T1"><text:s text:c="4"/></text:span><text:span text:style-name="T1">if(x &lt; y) {</text:span></text:p>
                <text:p><text:span text:style-name="T1"><text:s text:c="8"/></text:span><text:span text:style-name="T8">//Remember, no mutations </text:span><text:span text:style-name="T8">on the arguments so I copy the </text:span><text:span text:style-name="T8">array before changing it</text:span></text:p>
                <text:p><text:span text:style-name="T1"><text:s text:c="8"/></text:span><text:span text:style-name="T1">var listCopy = list.slice(0)</text:span></text:p>
                <text:p><text:span text:style-name="T1"><text:s text:c="8"/></text:span><text:span text:style-name="T1">var index = 0;</text:span></text:p>
                <text:p><text:span text:style-name="T1"><text:s text:c="8"/></text:span><text:span text:style-name="T1">while(index &lt; </text:span><text:span text:style-name="T1">listCopy.length)</text:span></text:p>
                <text:p><text:span text:style-name="T1"><text:s text:c="8"/></text:span><text:span text:style-name="T1">{</text:span></text:p>
                <text:p><text:span text:style-name="T1"><text:s text:c="12"/></text:span><text:span text:style-name="T1">listCopy[index] = </text:span><text:span text:style-name="T1">list[index]*x;</text:span></text:p>
                <text:p><text:span text:style-name="T1"><text:s text:c="12"/></text:span><text:span text:style-name="T1">index++;</text:span></text:p>
                <text:p><text:span text:style-name="T1"><text:s text:c="8"/></text:span><text:span text:style-name="T1">}</text:span></text:p>
                <text:p><text:span text:style-name="T1"><text:s text:c="4"/></text:span><text:span text:style-name="T1">}</text:span></text:p>
                <text:p><text:span text:style-name="T1"><text:s text:c="4"/></text:span><text:span text:style-name="T1">else {</text:span></text:p>
                <text:p><text:span text:style-name="T1"><text:s text:c="8"/></text:span><text:span text:style-name="T8">//Do the same thing as </text:span><text:span text:style-name="T8">above with y</text:span></text:p>
                <text:p><text:span text:style-name="T1"><text:s text:c="4"/></text:span><text:span text:style-name="T1">}</text:span></text:p>
                <text:p><text:span text:style-name="T1"><text:s text:c="4"/></text:span><text:span text:style-name="T1">return listCopy</text:span></text:p>
                <text:p><text:span text:style-name="T1">}</text:span></text:p>
                <text:p><text:span text:style-name="T1"/></text:p>
                <text:p><text:span text:style-name="T1"/></text:p>
              </text:list-header>
            </text:list>
          </draw:text-box>
        </draw:frame>
        <presentation:notes draw:style-name="dp2">
          <draw:page-thumbnail draw:style-name="gr1"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Which Brings To The Third Principle of Functional Programming </text:p>
          </draw:text-box>
        </draw:frame>
        <draw:frame presentation:style-name="pr7" draw:text-style-name="P16" draw:layer="layout" svg:width="25.199cm" svg:height="12.179cm" svg:x="1.4cm" svg:y="4.914cm" presentation:class="outline">
          <draw:text-box>
            <text:list text:style-name="L4">
              <text:list-header>
                <text:p text:style-name="P16"/>
                <text:p text:style-name="P17">Break your functional code into simple functions:</text:p>
              </text:list-header>
            </text:list>
            <text:list text:style-name="L5">
              <text:list-item>
                <text:p text:style-name="P17">That are small and singular in purpose</text:p>
              </text:list-item>
              <text:list-item>
                <text:p text:style-name="P17">That are as agnostic to application-specific structures as you can make it</text:p>
                <text:p text:style-name="P16"/>
                <text:p text:style-name="P17">And then... assemble them into higher-order functions and functional compositions (more later)</text:p>
              </text:list-item>
            </text:list>
            <text:list text:style-name="L4">
              <text:list-header>
                <text:p text:style-name="P17">Essentially, you need to abstract away various operations in your code into simple functions that allow you to develop a vocabulary about what you are doing which you can then assemble declaratively</text:p>
                <text:p text:style-name="P17">Ramda does this very well. They got a whole bunch of pre-made structure-independent reusable functions: http://ramdajs.com/docs/</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Example of Third Principle</text:p>
          </draw:text-box>
        </draw:frame>
        <draw:frame presentation:style-name="pr7" draw:layer="layout" svg:width="25.199cm" svg:height="12.179cm" svg:x="1.4cm" svg:y="4.914cm" presentation:class="outline">
          <draw:text-box>
            <text:list text:style-name="L4">
              <text:list-header>
                <text:p/>
                <text:p><text:span text:style-name="T1">var min = null;</text:span></text:p>
                <text:p><text:span text:style-name="T1"/></text:p>
                <text:p><text:span text:style-name="T1">if(x &lt; y) {</text:span></text:p>
                <text:p><text:span text:style-name="T1"><text:s text:c="4"/></text:span><text:span text:style-name="T1">min = x;</text:span></text:p>
                <text:p><text:span text:style-name="T1">} else {</text:span></text:p>
                <text:p><text:span text:style-name="T1"><text:s text:c="4"/></text:span><text:span text:style-name="T1">min = y;</text:span></text:p>
                <text:p><text:span text:style-name="T1">}</text:span></text:p>
                <text:p/>
                <text:p>//No...</text:p>
                <text:p>//This instead</text:p>
                <text:p/>
                <text:p><text:span text:style-name="T1">var min = R.min(x,y)</text:span></text:p>
              </text:list-header>
            </text:list>
          </draw:text-box>
        </draw:frame>
        <presentation:notes draw:style-name="dp2">
          <draw:page-thumbnail draw:style-name="gr1"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nother Example of Third Principle</text:p>
          </draw:text-box>
        </draw:frame>
        <draw:frame presentation:style-name="pr7" draw:layer="layout" svg:width="25.199cm" svg:height="12.179cm" svg:x="1.4cm" svg:y="4.914cm" presentation:class="outline">
          <draw:text-box>
            <text:list text:style-name="L4">
              <text:list-header>
                <text:p>//myArray is some array defined earlier</text:p>
                <text:p>//we want to add 1 to all its element</text:p>
                <text:p/>
                <text:p><text:span text:style-name="T1">var copyArray = </text:span><text:span text:style-name="T1">myArray.slice(0);</text:span></text:p>
                <text:p><text:span text:style-name="T1">var index = 0;</text:span></text:p>
                <text:p><text:span text:style-name="T1">while(index &lt; </text:span><text:span text:style-name="T1">copyArray.length)</text:span></text:p>
                <text:p><text:span text:style-name="T1">{</text:span></text:p>
                <text:p><text:span text:style-name="T1"><text:s text:c="4"/></text:span><text:span text:style-name="T1">copyArray = </text:span><text:span text:style-name="T1">myArray[index] + 1;</text:span></text:p>
                <text:p><text:span text:style-name="T1"><text:s text:c="4"/></text:span><text:span text:style-name="T1">index++;</text:span></text:p>
                <text:p><text:span text:style-name="T1">}</text:span></text:p>
                <text:p/>
                <text:p>//*Facepalm*...</text:p>
                <text:p>//Do this instead...</text:p>
                <text:p>//I'm technically cheating, I'm using currying which I haven't explained yet, but soon... bear with me</text:p>
                <text:p/>
                <text:p><text:span text:style-name="T1">var copyArray = </text:span><text:span text:style-name="T1">R.map(R.add(1), myArray)</text:span></text:p>
              </text:list-header>
            </text:list>
          </draw:text-box>
        </draw:frame>
        <presentation:notes draw:style-name="dp2">
          <draw:page-thumbnail draw:style-name="gr1"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nd Yet Another Example of the Third Principle</text:p>
          </draw:text-box>
        </draw:frame>
        <draw:frame presentation:style-name="pr7" draw:layer="layout" svg:width="25.199cm" svg:height="12.179cm" svg:x="1.4cm" svg:y="4.914cm" presentation:class="outline">
          <draw:text-box>
            <text:list text:style-name="L4">
              <text:list-header>
                <text:p>//myArray is some array defined earlier</text:p>
                <text:p>//we want to check that all values in the array are even</text:p>
                <text:p/>
                <text:p><text:span text:style-name="T1">var index = 0;</text:span></text:p>
                <text:p><text:span text:style-name="T1">var areAllEven = true;</text:span></text:p>
                <text:p><text:span text:style-name="T1">while(index &lt; myArray.length)</text:span></text:p>
                <text:p><text:span text:style-name="T1">{</text:span></text:p>
                <text:p><text:span text:style-name="T1"><text:s text:c="4"/></text:span><text:span text:style-name="T1">areAllEven = areAllEven &amp;&amp; </text:span><text:span text:style-name="T1">(myArray[index] % 2 === 0)</text:span></text:p>
                <text:p><text:span text:style-name="T1"><text:s text:c="4"/></text:span><text:span text:style-name="T1">index++;</text:span></text:p>
                <text:p><text:span text:style-name="T1">}</text:span></text:p>
                <text:p/>
                <text:p>//Or you know, you could do this instead...</text:p>
                <text:p>//Normally, you’d put the isEven function definition in a separate utils module to be re-used anywhere</text:p>
                <text:p/>
                <text:p><text:span text:style-name="T1">function isEven(val) {</text:span></text:p>
                <text:p><text:span text:style-name="T1"><text:s text:c="4"/></text:span><text:span text:style-name="T1">return val % 2 === 0;</text:span></text:p>
                <text:p><text:span text:style-name="T1">}</text:span></text:p>
                <text:p/>
                <text:p><text:span text:style-name="T1">var areAllEven = R.all(isEven, </text:span><text:span text:style-name="T1">myArray)</text:span></text:p>
              </text:list-header>
            </text:list>
          </draw:text-box>
        </draw:frame>
        <presentation:notes draw:style-name="dp2">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dditional Concepts to Know: Functional Arity</text:p>
          </draw:text-box>
        </draw:frame>
        <draw:frame presentation:style-name="pr7" draw:text-style-name="P17" draw:layer="layout" svg:width="25.199cm" svg:height="12.179cm" svg:x="1.4cm" svg:y="4.914cm" presentation:class="outline">
          <draw:text-box>
            <text:list text:style-name="L4">
              <text:list-header>
                <text:p text:style-name="P17"/>
                <text:p text:style-name="P17">This is simply the number of arguments a function takes.</text:p>
                <text:p text:style-name="P17">f(x) {...}, is a function that has an arity of 1</text:p>
                <text:p text:style-name="P17">g(x, y) {...}, is a function that has an arity of 2</text:p>
                <text:p text:style-name="P17">h(x, y, z) {...}, is a function that has an arity of 3</text:p>
                <text:p text:style-name="P17">Working with functions that have an arity of 1 is very important for functional composition, but more on that later...</text:p>
              </text:list-header>
            </text:list>
          </draw:text-box>
        </draw:frame>
        <presentation:notes draw:style-name="dp2">
          <draw:page-thumbnail draw:style-name="gr1"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dditional Concepts to Know: Higher Order Functions</text:p>
          </draw:text-box>
        </draw:frame>
        <draw:frame presentation:style-name="pr7" draw:layer="layout" svg:width="25.199cm" svg:height="12.179cm" svg:x="1.4cm" svg:y="4.914cm" presentation:class="outline">
          <draw:text-box>
            <text:list text:style-name="L4">
              <text:list-header>
                <text:p/>
                <text:p>In Javascript (and other languages supporting the functional paradigm), functions can be treated as variables and passed around to other functions (btw, js goes even further than this and treats functions are full blow objects, but I disgress)</text:p>
                <text:p/>
                <text:p>Higher order functions are functions that takes other functions as arguments and return a resulting function that does something with those functions. This is functional programming’s more flexible answer to class inheritance.</text:p>
                <text:p/>
                <text:p>And now, because few things illustrate a concept better than an example...</text:p>
                <text:p/>
                <text:p/>
              </text:list-header>
            </text:list>
          </draw:text-box>
        </draw:frame>
        <presentation:notes draw:style-name="dp2">
          <draw:page-thumbnail draw:style-name="gr1"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Higher Order Function Example, Part 1</text:p>
          </draw:text-box>
        </draw:frame>
        <draw:frame presentation:style-name="pr7" draw:layer="layout" svg:width="26.4cm" svg:height="15.586cm" svg:x="1.4cm" svg:y="5.014cm" presentation:class="outline" presentation:user-transformed="true">
          <draw:text-box>
            <text:list text:style-name="L4">
              <text:list-header>
                <text:p/>
                <text:p>//This function will take any object, capitalize one of its properties and return a copy of that object with its property capitalized</text:p>
                <text:p>//The details of how to get and set the property of that object are left to a Ramda lens that is retained by the resulting function's closure</text:p>
                <text:p/>
                <text:p>//Utility functions</text:p>
                <text:p><text:span text:style-name="T1">function </text:span><text:span text:style-name="T1">capitalizeFirstLetter(string) {</text:span></text:p>
                <text:p><text:span text:style-name="T1"><text:s text:c="4"/></text:span><text:span text:style-name="T1">return </text:span><text:span text:style-name="T1">string.charAt(0).toUpperCase(</text:span><text:span text:style-name="T1">) + string.slice(1);</text:span></text:p>
                <text:p><text:span text:style-name="T1">}</text:span></text:p>
                <text:p/>
                <text:p>//Ramda lens are a way to get and set a native javascript object’s properties in an immutable way (the setter returns a copy of the object)</text:p>
                <text:p>//Because it works with generic javascript objects rather than define a specialized class to achieve this, is it interropable with existing code and third party libraries in a way that a specialized class would not be </text:p>
                <text:p/>
                <text:p><text:span text:style-name="T1">function </text:span><text:span text:style-name="T1">getProperty(propLens) {</text:span></text:p>
                <text:p><text:span text:style-name="T1"><text:s text:c="3"/></text:span><text:span text:style-name="T1">return </text:span><text:span text:style-name="T1">function(someObjecT) {</text:span></text:p>
                <text:p><text:span text:style-name="T1"><text:s text:c="8"/></text:span><text:span text:style-name="T1">return R.view(propLens, </text:span><text:span text:style-name="T1">someObject)</text:span></text:p>
                <text:p><text:span text:style-name="T1"><text:s text:c="4"/></text:span><text:span text:style-name="T1">}</text:span></text:p>
                <text:p><text:span text:style-name="T1">}</text:span></text:p>
                <text:p><text:span text:style-name="T1"/></text:p>
                <text:p><text:span text:style-name="T1">function </text:span><text:span text:style-name="T1">setProperty(propsLens) {</text:span></text:p>
                <text:p><text:span text:style-name="T1"><text:s text:c="3"/></text:span><text:span text:style-name="T1">return function(someObject, </text:span><text:span text:style-name="T1">value) {</text:span></text:p>
                <text:p><text:span text:style-name="T1"><text:s text:c="7"/></text:span><text:span text:style-name="T1">return R.set(propsLens, </text:span><text:span text:style-name="T1">value, someObject)</text:span></text:p>
                <text:p><text:span text:style-name="T1"><text:s text:c="3"/></text:span><text:span text:style-name="T1">}</text:span></text:p>
                <text:p><text:span text:style-name="T1">}</text:span></text:p>
                <text:p><text:span text:style-name="T1"/></text:p>
              </text:list-header>
            </text:list>
          </draw:text-box>
        </draw:frame>
        <presentation:notes draw:style-name="dp2">
          <draw:page-thumbnail draw:style-name="gr1"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Higher Order Function Example, Part 2</text:p>
          </draw:text-box>
        </draw:frame>
        <draw:frame presentation:style-name="pr7" draw:layer="layout" svg:width="26cm" svg:height="15.086cm" svg:x="1.4cm" svg:y="4.914cm" presentation:class="outline" presentation:user-transformed="true">
          <draw:text-box>
            <text:list text:style-name="L4">
              <text:list-header>
                <text:p><text:span text:style-name="T1"/></text:p>
                <text:p>//Our higher order function</text:p>
                <text:p><text:span text:style-name="T1">function </text:span><text:span text:style-name="T1">capitalizeProperty(getPropert</text:span><text:span text:style-name="T1">y, setProperty) {</text:span></text:p>
                <text:p><text:span text:style-name="T1"><text:s text:c="4"/></text:span><text:span text:style-name="T1">return </text:span><text:span text:style-name="T1">function(someObject) {</text:span></text:p>
                <text:p><text:span text:style-name="T1"><text:s text:c="8"/></text:span><text:span text:style-name="T1">//Yes, nested function </text:span><text:span text:style-name="T1">calls look a bit awkward. </text:span><text:span text:style-name="T1">Functional composition </text:span><text:span text:style-name="T1">(coming next) solves this.</text:span></text:p>
                <text:p><text:span text:style-name="T1"><text:s text:c="8"/></text:span><text:span text:style-name="T1">return </text:span><text:span text:style-name="T1">setProperty(someObject, </text:span><text:span text:style-name="T1">capitalizeFirstLetter(getPrope</text:span><text:span text:style-name="T1">rty(someObject))</text:span></text:p>
                <text:p><text:span text:style-name="T1"><text:s text:c="4"/></text:span><text:span text:style-name="T1">}</text:span></text:p>
                <text:p><text:span text:style-name="T1">}</text:span></text:p>
                <text:p/>
                <text:p>//Our specialized Ramda lens that operates on object.name property in an immutable manner</text:p>
                <text:p><text:span text:style-name="T1">var nameLens = </text:span><text:span text:style-name="T1">R.lens(R.prop('name'), </text:span><text:span text:style-name="T1">R.assoc('name'));</text:span></text:p>
                <text:p><text:span text:style-name="T1"/></text:p>
                <text:p><text:span text:style-name="T1">var capitalizeName = </text:span><text:span text:style-name="T1">capitalizeProperty(getPropert</text:span><text:span text:style-name="T1">y(nameLens), </text:span><text:span text:style-name="T1">setProperty(nameLens))</text:span></text:p>
                <text:p><text:span text:style-name="T1"/></text:p>
                <text:p><text:span text:style-name="T1">var person = {</text:span></text:p>
                <text:p><text:span text:style-name="T1"><text:s text:c="4"/></text:span><text:span text:style-name="T1">"name": "tex"</text:span></text:p>
                <text:p><text:span text:style-name="T1">}</text:span></text:p>
                <text:p><text:span text:style-name="T1"/></text:p>
                <text:p><text:span text:style-name="T1">var </text:span><text:span text:style-name="T1">personCopyWithCapitalizedN</text:span><text:span text:style-name="T1">ame = capitalizeName(person)</text:span></text:p>
              </text:list-header>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Toolbet: Composition</text:p>
          </draw:text-box>
        </draw:frame>
        <draw:frame presentation:style-name="pr7" draw:layer="layout" svg:width="26cm" svg:height="15.086cm" svg:x="1.4cm" svg:y="4.914cm" presentation:class="outline" presentation:user-transformed="true">
          <draw:text-box>
            <text:list text:style-name="L4">
              <text:list-header>
                <text:p>Higher order functions are useful and have their place...<text:line-break/><text:line-break/>But in many cases, the best easiest to read functional composability is achieved by: breaking your problem into a string of successive function calls, each call taking as argument the result of the previous function call.</text:p>
                <text:p/>
                <text:p>Ok, so you broke your problem in functions <text:span text:style-name="T1">f</text:span>, <text:span text:style-name="T1">g</text:span>, <text:span text:style-name="T1">h</text:span>, <text:span text:style-name="T1">i</text:span> and <text:span text:style-name="T1">j</text:span>, j being the first function called taking argument x</text:p>
                <text:p>So, your solution looks like this: <text:span text:style-name="T1">f(g(h(i(j(x))))</text:span>... hmm, did I get the parenthesises right? Hurts your eyes doesn’t it?</text:p>
                <text:p/>
                <text:p>Mathematicians and functional programmers agree.</text:p>
                <text:p>Mathematicians have this: k = <text:span text:style-name="T1">f </text:span><text:span text:style-name="T1">* g *h * i * j</text:span>, then just do k(x) dummy (technically, it’s a dot, not *)</text:p>
                <text:p>And functional programmers in js using Ramda have this:</text:p>
                <text:p><text:span text:style-name="T1">k = R.compose(f, g, h, i, j)</text:span></text:p>
                <text:p><text:span text:style-name="T1">k(x) //Better no?</text:span></text:p>
                <text:p/>
                <text:p>Or if you are one of those people think looking from right to left as the order of your function calls look weird, you can also do this (but realize that most literature I’ve read so far uses compose):</text:p>
                <text:p><text:span text:style-name="T1">k = R.pipe(j, i, h, g, f)</text:span></text:p>
                <text:p><text:span text:style-name="T1">k(x) //same difference</text:span></text:p>
              </text:list-header>
            </text:list>
          </draw:text-box>
        </draw:frame>
        <presentation:notes draw:style-name="dp2">
          <draw:page-thumbnail draw:style-name="gr1" draw:layer="layout" svg:width="13.968cm" svg:height="10.476cm" svg:x="3.8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Arity Problem</text:p>
          </draw:text-box>
        </draw:frame>
        <draw:frame presentation:style-name="pr7" draw:layer="layout" svg:width="25.199cm" svg:height="12.179cm" svg:x="1.4cm" svg:y="4.914cm" presentation:class="outline" presentation:user-transformed="true">
          <draw:text-box>
            <text:list text:style-name="L4">
              <text:list-header>
                <text:p>But returning to our composed function k for a moment:</text:p>
                <text:p><text:span text:style-name="T1">k = R.compose(f, g, h, i, j)</text:span></text:p>
                <text:p><text:span text:style-name="T8">Here’s the kicker, </text:span><text:span text:style-name="T1">j</text:span><text:span text:style-name="T8">, the first </text:span><text:span text:style-name="T8">function called in the list can </text:span><text:span text:style-name="T8">have any arity (it’s arguments </text:span><text:span text:style-name="T8">are essentially the arguments </text:span><text:span text:style-name="T1">k</text:span><text:span text:style-name="T8"> </text:span><text:span text:style-name="T8">will take), but successive </text:span><text:span text:style-name="T8">functions in the list will take the </text:span><text:span text:style-name="T8">result of the previous function, </text:span><text:span text:style-name="T8">so they need to have an arity of </text:span><text:span text:style-name="T8">1...</text:span></text:p>
              </text:list-header>
            </text:list>
          </draw:text-box>
        </draw:frame>
        <presentation:notes draw:style-name="dp2">
          <draw:page-thumbnail draw:style-name="gr1"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Arity workaround: Complex Types</text:p>
          </draw:text-box>
        </draw:frame>
        <draw:frame presentation:style-name="pr7" draw:layer="layout" svg:width="25.199cm" svg:height="12.179cm" svg:x="1.4cm" svg:y="4.914cm" presentation:class="outline">
          <draw:text-box>
            <text:list text:style-name="L4">
              <text:list-header>
                <text:p/>
                <text:p>One solution to the arity of 1 pipeline problem is to pass complex types which many contain any number of properties and is a technique already used with objects to abstract away optional arguments. </text:p>
                <text:p>But there are 2 important caveats to keep in mind:</text:p>
              </text:list-header>
            </text:list>
            <text:list text:style-name="L5">
              <text:list-item>
                <text:p text:style-name="P13">Non-complex types (int, string, etc) in JS are copied by value, so you get immutability of a fonction’s arguments for free. Objects and arrays are passed by reference, but should not to change in the called function.</text:p>
              </text:list-item>
              <text:list-item>
                <text:p text:style-name="P13">Functions should be made as generic as possible regarding the arguments they work on. Try to limit coupling generic functions with specific domain logic by not requiring overly specialized arguments. </text:p>
              </text:list-item>
            </text:list>
            <text:list text:style-name="L4">
              <text:list-header>
                <text:p/>
              </text:list-header>
            </text:list>
          </draw:text-box>
        </draw:frame>
        <presentation:notes draw:style-name="dp2">
          <draw:page-thumbnail draw:style-name="gr1"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with Complex Arguments: Tuples</text:p>
          </draw:text-box>
        </draw:frame>
        <draw:frame presentation:style-name="pr7" draw:layer="layout" svg:width="25.199cm" svg:height="12.179cm" svg:x="1.4cm" svg:y="4.914cm" presentation:class="outline" presentation:user-transformed="true">
          <draw:text-box>
            <text:list text:style-name="L4">
              <text:list-header>
                <text:p/>
                <text:p>One construction which is present in many functional languages, but not Javascript, are tuples.</text:p>
                <text:p>Given 2 functions f and g, where the signature of g is g(x, y) and f returns a tuple (x, y), x and y being basic types, then you can compose g(f(...)).</text:p>
                <text:p>Tuples can be simulated, after a fashion, in Js. A full implementation is beyond the score of this presentation (see ‘Functional Programming in Javascript’ for an implementation example).</text:p>
                <text:p>Let’s look at the next slide for a usage example though... </text:p>
                <text:p/>
              </text:list-header>
            </text:list>
          </draw:text-box>
        </draw:frame>
        <presentation:notes draw:style-name="dp2">
          <draw:page-thumbnail draw:style-name="gr1"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uple Usage example</text:p>
          </draw:text-box>
        </draw:frame>
        <draw:frame presentation:style-name="pr7" draw:layer="layout" svg:width="26cm" svg:height="15.686cm" svg:x="1.4cm" svg:y="4.914cm" presentation:class="outline" presentation:user-transformed="true">
          <draw:text-box>
            <text:list text:style-name="L4">
              <text:list-header>
                <text:p><text:span text:style-name="T1">var twoStringsTuple = </text:span><text:span text:style-name="T1">Tuple(String, String)</text:span></text:p>
                <text:p><text:span text:style-name="T1"/></text:p>
                <text:p><text:span text:style-name="T1">function g(twoStringArg) {</text:span></text:p>
                <text:p><text:span text:style-name="T1"><text:s text:c="4"/></text:span><text:span text:style-name="T1">console.log('This is the first </text:span><text:span text:style-name="T1">string: ' + twoStringArg._1);</text:span></text:p>
                <text:p><text:span text:style-name="T1"><text:s text:c="4"/></text:span><text:span text:style-name="T1">console.log('This is the first </text:span><text:span text:style-name="T1">string: ' + twoStringArg._2);</text:span></text:p>
                <text:p><text:span text:style-name="T1">}</text:span></text:p>
                <text:p><text:span text:style-name="T1"/></text:p>
                <text:p><text:span text:style-name="T1">function f() {</text:span></text:p>
                <text:p><text:span text:style-name="T1"><text:s text:c="4"/></text:span><text:span text:style-name="T1">//Do some computation</text:span></text:p>
                <text:p><text:span text:style-name="T1"><text:s text:c="4"/></text:span><text:span text:style-name="T1">return new </text:span><text:span text:style-name="T1">twoStringsTuple('someString', </text:span><text:span text:style-name="T1">'anotherString');</text:span></text:p>
                <text:p><text:span text:style-name="T1">}</text:span></text:p>
                <text:p/>
                <text:p>//Then, you can compose it like this:</text:p>
                <text:p><text:span text:style-name="T1">var gf = R.compose(g, f)</text:span></text:p>
              </text:list-header>
            </text:list>
          </draw:text-box>
        </draw:frame>
        <presentation:notes draw:style-name="dp2">
          <draw:page-thumbnail draw:style-name="gr1"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Functional Composition with Complex Arguments: Objects</text:p>
          </draw:text-box>
        </draw:frame>
        <draw:frame presentation:style-name="pr7" draw:layer="layout" svg:width="26cm" svg:height="15.486cm" svg:x="1.4cm" svg:y="4.914cm" presentation:class="outline" presentation:user-transformed="true">
          <draw:text-box>
            <text:list text:style-name="L4">
              <text:list-header>
                <text:p/>
                <text:p><text:span text:style-name="T6">You can </text:span><text:span text:style-name="T6">pass </text:span><text:span text:style-name="T6">objects to </text:span><text:span text:style-name="T6">a function </text:span><text:span text:style-name="T6">where </text:span><text:span text:style-name="T6">propreties </text:span><text:span text:style-name="T6">in the </text:span><text:span text:style-name="T6">object </text:span><text:span text:style-name="T6">define </text:span><text:span text:style-name="T6">named </text:span><text:span text:style-name="T6">arguments</text:span><text:span text:style-name="T6">.</text:span></text:p>
                <text:p><text:span text:style-name="T6"/></text:p>
                <text:p><text:span text:style-name="T6">Example:</text:span></text:p>
                <text:p><text:span text:style-name="T9"/></text:p>
                <text:p><text:span text:style-name="T9">//f(name, city), </text:span><text:span text:style-name="T9">but with object </text:span><text:span text:style-name="T9">argument</text:span></text:p>
                <text:p><text:span text:style-name="T10">function </text:span><text:span text:style-name="T10">f(args) {</text:span></text:p>
                <text:p><text:span text:style-name="T10"><text:s text:c="4"/></text:span><text:span text:style-name="T10">console.log('</text:span><text:span text:style-name="T10">This is the </text:span><text:span text:style-name="T10">name </text:span><text:span text:style-name="T10">argument: ' + </text:span><text:span text:style-name="T10">args.name)</text:span></text:p>
                <text:p><text:span text:style-name="T10"><text:s text:c="4"/></text:span><text:span text:style-name="T10">console.log('</text:span><text:span text:style-name="T10">This is the </text:span><text:span text:style-name="T10">city </text:span><text:span text:style-name="T10">argument: ' + </text:span><text:span text:style-name="T10">args.city)</text:span></text:p>
                <text:p><text:span text:style-name="T10">}</text:span></text:p>
                <text:p><text:span text:style-name="T10"/></text:p>
                <text:p><text:span text:style-name="T10">function g() {</text:span></text:p>
                <text:p><text:span text:style-name="T9"><text:s text:c="4"/></text:span><text:span text:style-name="T9">//some </text:span><text:span text:style-name="T9">processing</text:span></text:p>
                <text:p><text:span text:style-name="T10"><text:s text:c="4"/></text:span><text:span text:style-name="T10">return {</text:span></text:p>
                <text:p><text:span text:style-name="T10"><text:s text:c="8"/></text:span><text:span text:style-name="T10">'name': </text:span><text:span text:style-name="T10">'someName',</text:span></text:p>
                <text:p><text:span text:style-name="T10"><text:s text:c="8"/></text:span><text:span text:style-name="T10">'city': </text:span><text:span text:style-name="T10">'someCity'</text:span></text:p>
                <text:p><text:span text:style-name="T10"><text:s text:c="4"/></text:span><text:span text:style-name="T10">}</text:span></text:p>
                <text:p><text:span text:style-name="T10">}</text:span></text:p>
                <text:p><text:span text:style-name="T9"/></text:p>
                <text:p><text:span text:style-name="T9">//And you </text:span><text:span text:style-name="T9">compose as </text:span><text:span text:style-name="T9">usual</text:span></text:p>
                <text:p><text:span text:style-name="T10">var fg = </text:span><text:span text:style-name="T10">R.compose(f, </text:span><text:span text:style-name="T10">g)</text:span></text:p>
                <text:p/>
              </text:list-header>
            </text:list>
          </draw:text-box>
        </draw:frame>
        <presentation:notes draw:style-name="dp2">
          <draw:page-thumbnail draw:style-name="gr1" draw:layer="layout" svg:width="13.968cm" svg:height="10.476cm" svg:x="3.81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Immutability of Object Arguments: Freeze</text:p>
          </draw:text-box>
        </draw:frame>
        <draw:frame presentation:style-name="pr7" draw:layer="layout" svg:width="25.199cm" svg:height="12.179cm" svg:x="1.4cm" svg:y="4.914cm" presentation:class="outline">
          <draw:text-box>
            <text:list text:style-name="L4">
              <text:list-header>
                <text:p>Remember that a function’s arguments need to be immutable.</text:p>
                <text:p>This can be enforced by Javascript’s Object.freeze method (which throws an exception if new properties are added or existing properties are modified/deleted).</text:p>
                <text:p>However, objects within objects can still be modified unless you recursively call Object.freeze on an object’s property.</text:p>
                <text:p>Here is an example of the g function from the previous example returning an object protected with deepFreeze (an npm library that is a recursive implementation of Object.freeze):</text:p>
                <text:p><text:span text:style-name="T11">function g() {</text:span></text:p>
                <text:p><text:span text:style-name="T12"><text:s text:c="4"/></text:span><text:span text:style-name="T12">//some processing</text:span></text:p>
                <text:p><text:span text:style-name="T11"><text:s text:c="4"/></text:span><text:span text:style-name="T11">return deepFreeze({</text:span></text:p>
                <text:p><text:span text:style-name="T11"><text:s text:c="8"/></text:span><text:span text:style-name="T11">'name': 'someName',</text:span></text:p>
                <text:p><text:span text:style-name="T11"><text:s text:c="8"/></text:span><text:span text:style-name="T11">'city': 'someCity'</text:span></text:p>
                <text:p><text:span text:style-name="T11"><text:s text:c="4"/></text:span><text:span text:style-name="T11">})</text:span></text:p>
                <text:p><text:span text:style-name="T11">}</text:span></text:p>
                <text:p/>
              </text:list-header>
            </text:list>
          </draw:text-box>
        </draw:frame>
        <presentation:notes draw:style-name="dp2">
          <draw:page-thumbnail draw:style-name="gr1"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mmutability of Object Arguments: Lenses</text:p>
          </draw:text-box>
        </draw:frame>
        <draw:frame presentation:style-name="pr7" draw:layer="layout" svg:width="25.199cm" svg:height="12.179cm" svg:x="1.4cm" svg:y="4.914cm" presentation:class="outline" presentation:user-transformed="true">
          <draw:text-box>
            <text:list text:style-name="L4">
              <text:list-header>
                <text:p>Ramda lenses are a functional way to access an object’s properties in a safe (null/undefined guard) way and to modify an object’s properties in an immutable way (ie, object copy on modification).</text:p>
                <text:p>It doesn’t make the object immutable per say (the object that is operated on remains a native javascript object), but assuming only lenses are used to write to the object, then immutability is guaranteed.</text:p>
                <text:p>As an added bonus, lenses can be passed as intermediates to higher order functions and functional composition to decouple other functions from object-specific structure.</text:p>
              </text:list-header>
            </text:list>
          </draw:text-box>
        </draw:frame>
        <presentation:notes draw:style-name="dp2">
          <draw:page-thumbnail draw:style-name="gr1" draw:layer="layout" svg:width="13.968cm" svg:height="10.476cm" svg:x="3.81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amda Lens Example</text:p>
          </draw:text-box>
        </draw:frame>
        <draw:frame presentation:style-name="pr7" draw:layer="layout" svg:width="26.2cm" svg:height="15.086cm" svg:x="1.4cm" svg:y="4.914cm" presentation:class="outline" presentation:user-transformed="true">
          <draw:text-box>
            <text:list text:style-name="L4">
              <text:list-header>
                <text:p>//Assume we have an array of people objects with a name property.</text:p>
                <text:p>//Assume we want to do the following: get rid of all the objects with an empty name and capitalize all the names</text:p>
                <text:p>//Also assume we have an existing capitalize function which takes a string and returns it capitalized</text:p>
                <text:p/>
                <text:p><text:span text:style-name="T1">var nonEmptyObj = </text:span><text:span text:style-name="T1">R.curry(function (lens, object) </text:span><text:span text:style-name="T1">{</text:span></text:p>
                <text:p><text:span text:style-name="T1"><text:s text:c="4"/></text:span><text:span text:style-name="T1">return R.view(lens, object) !</text:span><text:span text:style-name="T1">== ""</text:span></text:p>
                <text:p><text:span text:style-name="T1">})</text:span></text:p>
                <text:p/>
                <text:p><text:span text:style-name="T1">var capitalizeObj = </text:span><text:span text:style-name="T1">R.curry((lens, object) {</text:span></text:p>
                <text:p><text:span text:style-name="T1"><text:s text:c="4"/></text:span><text:span text:style-name="T1">return R.set(lens, </text:span><text:span text:style-name="T1">capitalize(R.view(lens, </text:span><text:span text:style-name="T1">object)), object)</text:span></text:p>
                <text:p><text:span text:style-name="T1">})</text:span></text:p>
                <text:p><text:span text:style-name="T1"/></text:p>
                <text:p><text:span text:style-name="T1">var nameLens = </text:span><text:span text:style-name="T1">R.lens(R.prop('name'), </text:span><text:span text:style-name="T1">R.assoc('name'));</text:span></text:p>
                <text:p><text:span text:style-name="T1">var capitalizeName = </text:span><text:span text:style-name="T1">capitalizeObj(nameLens)</text:span></text:p>
                <text:p><text:span text:style-name="T1">var nonEmptyName = </text:span><text:span text:style-name="T1">nonEmptyObj(nameLens)</text:span></text:p>
                <text:p><text:span text:style-name="T1"/></text:p>
                <text:p><text:span text:style-name="T1">var processNames = </text:span><text:span text:style-name="T1">R.compose(R.map(capitalizeN</text:span><text:span text:style-name="T1">ame), </text:span><text:span text:style-name="T1">R.filter(nonEmptyName))</text:span></text:p>
              </text:list-header>
            </text:list>
          </draw:text-box>
        </draw:frame>
        <presentation:notes draw:style-name="dp2">
          <draw:page-thumbnail draw:style-name="gr1" draw:layer="layout" svg:width="13.968cm" svg:height="10.476cm" svg:x="3.81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Another Approach To Composition Arity Problem: Currying</text:p>
          </draw:text-box>
        </draw:frame>
        <draw:frame presentation:style-name="pr7" draw:layer="layout" svg:width="25.199cm" svg:height="12.179cm" svg:x="1.4cm" svg:y="4.914cm" presentation:class="outline" presentation:user-transformed="true">
          <draw:text-box>
            <text:list text:style-name="L4">
              <text:list-header>
                <text:p>Currying is probably the most favored way of reducing a function’s arity. </text:p>
                <text:p>When you take a function, most of its arguments tend to be “behavior parameter” arguments that are not so much part of the function’s core input, but rather specifications on the function’s behavior.</text:p>
                <text:p>Wouldn’t it be great if you could take a function that has a whole bunch of those parameter arguments, fix those arguments to a constant and return a function of lesser arity that just expects <text:s/>the missing arguments are input?</text:p>
                <text:p>Well, you can do just that with currying.</text:p>
              </text:list-header>
            </text:list>
          </draw:text-box>
        </draw:frame>
        <presentation:notes draw:style-name="dp2">
          <draw:page-thumbnail draw:style-name="gr1" draw:layer="layout" svg:width="13.968cm" svg:height="10.476cm" svg:x="3.81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Currying: Usage</text:p>
          </draw:text-box>
        </draw:frame>
        <draw:frame presentation:style-name="pr7" draw:layer="layout" svg:width="25.199cm" svg:height="12.179cm" svg:x="1.4cm" svg:y="4.914cm" presentation:class="outline">
          <draw:text-box>
            <text:list text:style-name="L4">
              <text:list-header>
                <text:p>Basically, to make a function curryable, you just need to wrap its declaration in R.curry.</text:p>
                <text:p>From there on, you can partially evaluation the function, passing arguments fron left to right and the invocation will return a function with the missing arguments as parameter.</text:p>
                <text:p>When the last parameter is finally passed, the function will be invoked.</text:p>
                <text:p>Note that all of Ramda’s functions are already curried so you don’t need to wrap them in R.curry.</text:p>
                <text:p>Also note that because parameters are passed from left to right, you need to make the argument your function of arity 1 will expect your rightmost parameter (and generally, it’s a good practise to order the arguments in the order you expect them to be passed).</text:p>
              </text:list-header>
            </text:list>
          </draw:text-box>
        </draw:frame>
        <presentation:notes draw:style-name="dp2">
          <draw:page-thumbnail draw:style-name="gr1" draw:layer="layout" svg:width="13.968cm" svg:height="10.476cm" svg:x="3.81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4T3">
        <office:forms form:automatic-focus="false" form:apply-design-mode="false"/>
        <draw:frame presentation:style-name="pr1" draw:layer="layout" svg:width="25.199cm" svg:height="3.506cm" svg:x="1.4cm" svg:y="0.837cm" presentation:class="title">
          <draw:text-box>
            <text:p>Currying Example</text:p>
          </draw:text-box>
        </draw:frame>
        <draw:frame presentation:style-name="pr9" draw:layer="layout" svg:width="12.297cm" svg:height="12.179cm" svg:x="1.4cm" svg:y="4.914cm" presentation:class="outline" presentation:user-transformed="true">
          <draw:text-box>
            <text:list text:style-name="L4">
              <text:list-header>
                <text:p>Example: </text:p>
                <text:p/>
                <text:p>var add = R.curry(function(x, y) {</text:p>
                <text:p><text:s text:c="4"/>return x + y</text:p>
                <text:p>})</text:p>
                <text:p/>
                <text:p>var add5 = add(5)</text:p>
                <text:p/>
                <text:p>console.log(add5(6)) //Logs 11</text:p>
                <text:p/>
                <text:p/>
              </text:list-header>
            </text:list>
          </draw:text-box>
        </draw:frame>
        <draw:frame presentation:style-name="pr9" draw:text-style-name="P18" draw:layer="layout" svg:width="12.297cm" svg:height="12.179cm" svg:x="14.313cm" svg:y="4.914cm" presentation:class="outline" presentation:user-transformed="true">
          <draw:text-box>
            <text:list text:style-name="L4">
              <text:list-header>
                <text:p><text:span text:style-name="T13">More generically:</text:span></text:p>
                <text:p><text:span text:style-name="T13"/></text:p>
                <text:p><text:span text:style-name="T13">var g = R.curry(function(w, x, y, z) {...})</text:span></text:p>
                <text:p><text:span text:style-name="T13">var gWX = g(5, 6)</text:span></text:p>
                <text:p><text:span text:style-name="T13">var gWXY = gWX(7)</text:span></text:p>
                <text:p><text:span text:style-name="T13">gWXY(8) <text:s/>//Invokes g(5, 6, 7, 8)</text:span></text:p>
              </text:list-header>
            </text:list>
          </draw:text-box>
        </draw:frame>
        <presentation:notes draw:style-name="dp2">
          <draw:page-thumbnail draw:style-name="gr1" draw:layer="layout" svg:width="13.968cm" svg:height="10.476cm" svg:x="3.81cm" svg:y="2.123cm" draw:page-number="28" presentation:class="page"/>
          <draw:frame presentation:style-name="pr3"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Currying Alternative: Partial Evaluation</text:p>
          </draw:text-box>
        </draw:frame>
        <draw:frame presentation:style-name="pr7" draw:layer="layout" svg:width="26.2cm" svg:height="15.486cm" svg:x="1.4cm" svg:y="4.914cm" presentation:class="outline" presentation:user-transformed="true">
          <draw:text-box>
            <text:list text:style-name="L4">
              <text:list-header>
                <text:p>Currying a function returns a function that implicitly does partial evaluations (plug the provided arguments and return a function of lesser arity expecting the remaining arguments) for you.</text:p>
                <text:p>Alternatively, you can make this a manual explicit process with R.partial.</text:p>
                <text:p/>
                <text:p>For Example: </text:p>
                <text:p><text:span text:style-name="T1"/></text:p>
                <text:p text:style-name="P13"><text:span text:style-name="T1">function add(x, y) {</text:span></text:p>
                <text:p text:style-name="P13"><text:span text:style-name="T1"><text:s text:c="4"/></text:span><text:span text:style-name="T1">return x + y</text:span></text:p>
                <text:p text:style-name="P13"><text:span text:style-name="T1">}</text:span></text:p>
                <text:p text:style-name="P13"><text:span text:style-name="T1"/></text:p>
                <text:p text:style-name="P13"><text:span text:style-name="T1">var add5 = R.partial(add, </text:span><text:span text:style-name="T1">5)</text:span></text:p>
                <text:p text:style-name="P13"><text:span text:style-name="T1">console.log(add5(6)) </text:span><text:span text:style-name="T1">//Logs 11</text:span></text:p>
                <text:p text:style-name="P13"><text:span text:style-name="T1"/></text:p>
                <text:p text:style-name="P19"><text:span text:style-name="T8">You can go even further and </text:span><text:span text:style-name="T8">breakdown a function into </text:span><text:span text:style-name="T8">several intermediate functions, </text:span><text:span text:style-name="T8">each expecting a slice of the </text:span><text:span text:style-name="T8">arguments if you want to make it </text:span><text:span text:style-name="T8">extremely explicit. However, </text:span><text:span text:style-name="T8">currying is considered a more </text:span><text:span text:style-name="T8">flexible easier to read form in an </text:span><text:span text:style-name="T8">overwelming majority of cases </text:span><text:span text:style-name="T8">and should be the default </text:span><text:span text:style-name="T8">approach. </text:span></text:p>
                <text:p text:style-name="P20"><text:span text:style-name="T1"/></text:p>
                <text:p/>
                <text:p/>
                <text:p/>
              </text:list-header>
            </text:list>
          </draw:text-box>
        </draw:frame>
        <presentation:notes draw:style-name="dp2">
          <draw:page-thumbnail draw:style-name="gr1" draw:layer="layout" svg:width="13.968cm" svg:height="10.476cm" svg:x="3.81cm" svg:y="2.123cm" draw:page-number="29" presentation:class="page"/>
          <draw:frame presentation:style-name="pr3" draw:text-style-name="P2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Next Notion To Understand Upcoming Attractions: Functors</text:p>
          </draw:text-box>
        </draw:frame>
        <draw:frame presentation:style-name="pr7" draw:layer="layout" svg:width="25.199cm" svg:height="12.179cm" svg:x="1.4cm" svg:y="4.914cm" presentation:class="outline">
          <draw:text-box>
            <text:list text:style-name="L4">
              <text:list-header>
                <text:p>A functor is essentially a method that takes a value that is wrapped in a container, apply a function to it and returns the computed value in a new container.</text:p>
                <text:p/>
                <text:p>Have we seen functors before? As a matter of fact, we did in the form of R.map.</text:p>
                <text:p/>
                <text:p>The signature of R.map is: R.map(function, array) -&gt; array(function(arrayItem))</text:p>
                <text:p/>
                <text:p>It applies a function on each element of an array, returning the results in a brand new array.</text:p>
                <text:p/>
                <text:p>A specialized implementation of functors called monads allows us to deal with errors, side effects and asynchronous code.</text:p>
              </text:list-header>
            </text:list>
          </draw:text-box>
        </draw:frame>
        <presentation:notes draw:style-name="dp2">
          <draw:page-thumbnail draw:style-name="gr1" draw:layer="layout" svg:width="13.968cm" svg:height="10.476cm" svg:x="3.81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rror Handling in Functional Programing</text:p>
          </draw:text-box>
        </draw:frame>
        <draw:frame presentation:style-name="pr7" draw:layer="layout" svg:width="25.199cm" svg:height="12.179cm" svg:x="1.4cm" svg:y="4.914cm" presentation:class="outline" presentation:user-transformed="true">
          <draw:text-box>
            <text:list text:style-name="L4">
              <text:list-header>
                <text:p>The most common mechanism in imperative programming to deal with errors is to throw exceptions.</text:p>
                <text:p>While it may be acceptable to throw exceptions in functional programming in certain edge cases (to catch programmer error or errors that should just cause the programm to crash, burn and restart), it is important to note that exceptions implicitly cause side effects outside of a called function as they cause your functional stack to unwind.</text:p>
                <text:p>Unfortunately, the common alternative to exceptions to to pass an error value down your composition of function calls and handle this possible error case every step of the way (a lot of repetition in <text:s/>error handling).</text:p>
                <text:p>But all is not lost, in swoop the <text:span text:style-name="T1">Maybe</text:span> and <text:span text:style-name="T1">Either</text:span> Monads to save the day.</text:p>
              </text:list-header>
            </text:list>
          </draw:text-box>
        </draw:frame>
        <presentation:notes draw:style-name="dp2">
          <draw:page-thumbnail draw:style-name="gr1" draw:layer="layout" svg:width="13.968cm" svg:height="10.476cm" svg:x="3.81cm" svg:y="2.123cm" draw:page-number="31" presentation:class="page"/>
          <draw:frame presentation:style-name="pr3"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Basic null/undefined Error Handling: Maybe Monad</text:p>
          </draw:text-box>
        </draw:frame>
        <draw:frame presentation:style-name="pr7" draw:layer="layout" svg:width="25.199cm" svg:height="12.179cm" svg:x="1.4cm" svg:y="4.914cm" presentation:class="outline" presentation:user-transformed="true">
          <draw:text-box>
            <text:list text:style-name="L4">
              <text:list-header>
                <text:p>The maybe monad is a container class whose functor method (called ‘map’ for monads) becomes a no-op that doesn’t apply the the passed function should its value ever become null or undefined.</text:p>
                <text:p>Basically, if you pass it an undefined/null value, it’s behavior is much like multiplication by 0: x*0*0*0*0*0... it will silently do nothing and return itself no matter how many times its fmap method is called.</text:p>
                <text:p>Also note that while the default implementation looks for null/undefined, you could feasibly modify the implementation to look for other types of invalid values.</text:p>
                <text:p/>
              </text:list-header>
            </text:list>
          </draw:text-box>
        </draw:frame>
        <presentation:notes draw:style-name="dp2">
          <draw:page-thumbnail draw:style-name="gr1" draw:layer="layout" svg:width="13.968cm" svg:height="10.476cm" svg:x="3.81cm" svg:y="2.123cm" draw:page-number="32" presentation:class="page"/>
          <draw:frame presentation:style-name="pr3"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Specification</text:p>
          </draw:text-box>
        </draw:frame>
        <draw:frame presentation:style-name="pr7" draw:layer="layout" svg:width="25.199cm" svg:height="12.179cm" svg:x="1.4cm" svg:y="4.914cm" presentation:class="outline" presentation:user-transformed="true">
          <draw:text-box>
            <text:list text:style-name="L4">
              <text:list-header>
                <text:p>While an full implementation of the maybe monad is beyond the score of this presentation, we’ll cover a brief specification of the class’s methods.</text:p>
              </text:list-header>
            </text:list>
            <text:list text:style-name="L5">
              <text:list-item>
                <text:p><text:span text:style-name="T1">Maybe.of(val)</text:span>: Returns a new instance of the Maybe container wrapped around the value</text:p>
              </text:list-item>
              <text:list-item>
                <text:p><text:span text:style-name="T1">MaybeInstance.map(f)</text:span>: Applies the function ‘f’ on the container’s value and return it in a new container of not null/undefined, else return the current container and do nothing.</text:p>
              </text:list-item>
              <text:list-item>
                <text:p><text:span text:style-name="T1">MaybeInstance.value()</text:span>: Returns the container’s value if not undefined/null, else throws an exception</text:p>
              </text:list-item>
              <text:list-item>
                <text:p><text:span text:style-name="T1">MaybeInstance.isNothing()</text:span>: Returns true if the container’s value is undefined/null</text:p>
              </text:list-item>
              <text:list-item>
                <text:p><text:span text:style-name="T1">MaybeInstance.isJust()</text:span>: Returns true if the container’s value is not undefined/null</text:p>
              </text:list-item>
              <text:list-item>
                <text:p><text:span text:style-name="T1">MaybeInstance.chain(f)</text:span>: Applies the function f on the container’s result and return the unwrapped value if not undefined/null, else just return the container</text:p>
              </text:list-item>
              <text:list-item>
                <text:p><text:span text:style-name="T1">MaybeInstance.getOrElse(oth</text:span><text:span text:style-name="T1">er)</text:span>: Returns the unwrapped container’s value if not undefined/null, else returns other</text:p>
              </text:list-item>
            </text:list>
            <text:list text:style-name="L4">
              <text:list-header>
                <text:p/>
                <text:p/>
              </text:list-header>
            </text:list>
          </draw:text-box>
        </draw:frame>
        <presentation:notes draw:style-name="dp2">
          <draw:page-thumbnail draw:style-name="gr1" draw:layer="layout" svg:width="13.968cm" svg:height="10.476cm" svg:x="3.81cm" svg:y="2.123cm" draw:page-number="33" presentation:class="page"/>
          <draw:frame presentation:style-name="pr3" draw:text-style-name="P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Usage</text:p>
          </draw:text-box>
        </draw:frame>
        <draw:frame presentation:style-name="pr7" draw:layer="layout" svg:width="25.8cm" svg:height="15.286cm" svg:x="1.4cm" svg:y="4.914cm" presentation:class="outline" presentation:user-transformed="true">
          <draw:text-box>
            <text:list text:style-name="L4">
              <text:list-header>
                <text:p>//Either got an array of students from the database or null if no students where found</text:p>
                <text:p>//Lets compute the average grade for all students named Adrian and let a Maybe monad handle the possible null value</text:p>
                <text:p/>
                <text:p>var nameLens = R.lens(R.prop('name'), R.assoc('name'));</text:p>
                <text:p>var gradeLens = R.lens(R.prop('grade'), R.assoc('grade'));</text:p>
                <text:p/>
                <text:p>var isAdrian = R.compose(R.equals('Adrian'), R.view(nameLens))</text:p>
                <text:p>var adrianGradeAverage = R.compose(R.mean, R.map(R.view(nameLens)), R.filter(isAdrian))</text:p>
                <text:p/>
                <text:p>var Average = Maybe.of(databaseStudents).map(adrianGradeAverage).getOrElse(-1)</text:p>
              </text:list-header>
            </text:list>
          </draw:text-box>
        </draw:frame>
        <presentation:notes draw:style-name="dp2">
          <draw:page-thumbnail draw:style-name="gr1" draw:layer="layout" svg:width="13.968cm" svg:height="10.476cm" svg:x="3.81cm" svg:y="2.123cm" draw:page-number="34" presentation:class="page"/>
          <draw:frame presentation:style-name="pr3" draw:text-style-name="P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R.compose Integration, Part 1</text:p>
          </draw:text-box>
        </draw:frame>
        <draw:frame presentation:style-name="pr7" draw:layer="layout" svg:width="26cm" svg:height="15.286cm" svg:x="1.4cm" svg:y="4.914cm" presentation:class="outline" presentation:user-transformed="true">
          <draw:text-box>
            <text:list text:style-name="L4">
              <text:list-header>
                <text:p>If you prefer a more direct integration with R.compose... That can be achieved to as follows:</text:p>
                <text:p text:style-name="P22">//The top 3 utility functions would go in their own modules in an actual codebase</text:p>
                <text:p text:style-name="P22"><text:span text:style-name="T1">var map = R.curry((fn, </text:span><text:span text:style-name="T1">container) =&gt; {</text:span></text:p>
                <text:p text:style-name="P22"><text:span text:style-name="T1"><text:s text:c="4"/></text:span><text:span text:style-name="T1">return container.map(fn);</text:span></text:p>
                <text:p text:style-name="P22"><text:span text:style-name="T1">});</text:span></text:p>
                <text:p text:style-name="P22"><text:span text:style-name="T1"/></text:p>
                <text:p text:style-name="P22"><text:span text:style-name="T1">var maybeOf = (val) =&gt; {</text:span></text:p>
                <text:p text:style-name="P22"><text:span text:style-name="T1"><text:s text:c="4"/></text:span><text:span text:style-name="T1">return Maybe.of(val);</text:span></text:p>
                <text:p text:style-name="P22"><text:span text:style-name="T1">};</text:span></text:p>
                <text:p text:style-name="P22"><text:span text:style-name="T1"/></text:p>
                <text:p text:style-name="P22"><text:span text:style-name="T1">var getOrElse = </text:span><text:span text:style-name="T1">R.curry((other, container) =&gt; </text:span><text:span text:style-name="T1">{</text:span></text:p>
                <text:p text:style-name="P22"><text:span text:style-name="T1"><text:s text:c="4"/></text:span><text:span text:style-name="T1">return </text:span><text:span text:style-name="T1">container.getOrElse(other);</text:span></text:p>
                <text:p text:style-name="P22"><text:span text:style-name="T1">});</text:span></text:p>
                <text:p text:style-name="P22"><text:span text:style-name="T1"/></text:p>
                <text:p text:style-name="P22"><text:span text:style-name="T1"/></text:p>
                <text:p/>
              </text:list-header>
            </text:list>
          </draw:text-box>
        </draw:frame>
        <presentation:notes draw:style-name="dp2">
          <draw:page-thumbnail draw:style-name="gr1" draw:layer="layout" svg:width="13.968cm" svg:height="10.476cm" svg:x="3.81cm" svg:y="2.123cm" draw:page-number="35" presentation:class="page"/>
          <draw:frame presentation:style-name="pr3" draw:text-style-name="P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R.compose Integration, Part 2</text:p>
          </draw:text-box>
        </draw:frame>
        <draw:frame presentation:style-name="pr7" draw:text-style-name="P23" draw:layer="layout" svg:width="26cm" svg:height="15.086cm" svg:x="1.4cm" svg:y="4.914cm" presentation:class="outline" presentation:user-transformed="true">
          <draw:text-box>
            <text:list text:style-name="L4">
              <text:list-header>
                <text:p text:style-name="P23">//And the previous example can be rewriten as:</text:p>
                <text:p text:style-name="P23"><text:span text:style-name="T1">var adrianGradeAverage = </text:span><text:span text:style-name="T1">R.compose(getOrElse(-1), map(R.mean), </text:span><text:span text:style-name="T1">map(R.map(R.view(nameLens))), </text:span><text:span text:style-name="T1">map(R.filter(isAdrian)), maybeOf);</text:span></text:p>
                <text:p text:style-name="P23"><text:span text:style-name="T1"/></text:p>
                <text:p text:style-name="P23"><text:span text:style-name="T1">var average = </text:span><text:span text:style-name="T1">adrianGradeAverage(databaseStudents);</text:span></text:p>
              </text:list-header>
            </text:list>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text-style-name="P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Error Handling With Feedback: Either Monad</text:p>
          </draw:text-box>
        </draw:frame>
        <draw:frame presentation:style-name="pr7" draw:layer="layout" svg:width="25.199cm" svg:height="12.179cm" svg:x="1.4cm" svg:y="4.914cm" presentation:class="outline">
          <draw:text-box>
            <text:list text:style-name="L4">
              <text:list-header>
                <text:p>Sometimes, you want a more fine-grained control over the reporting of the error and return some custom error information.</text:p>
              </text:list-header>
            </text:list>
            <text:list text:style-name="L5">
              <text:list-header>
                <text:p>This is what the Either monad is for. It behaves very similarly to the Maybe monad with 2 notable differences:</text:p>
              </text:list-header>
              <text:list-item>
                <text:p>The error no-op condition is not auto-detected from the input. It must be triggered from outside the class.</text:p>
              </text:list-item>
              <text:list-item>
                <text:p>You can pass an error value when triggering the error condition and get it at the end.</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ither Monad Specification</text:p>
          </draw:text-box>
        </draw:frame>
        <draw:frame presentation:style-name="pr7" draw:layer="layout" svg:width="25.199cm" svg:height="12.179cm" svg:x="1.4cm" svg:y="4.914cm" presentation:class="outline" presentation:user-transformed="true">
          <draw:text-box>
            <text:list text:style-name="L4">
              <text:list-header>
                <text:p>Again, while a full implementation is outside the scope of this presentation, an API of the class’ methods will be presented here:</text:p>
              </text:list-header>
            </text:list>
            <text:list text:style-name="L5">
              <text:list-item>
                <text:p><text:span text:style-name="T1">Either.left(errVal):</text:span> Returns the error value wrapped in an Either container. </text:p>
              </text:list-item>
              <text:list-item>
                <text:p><text:span text:style-name="T1">Either.right(val): </text:span>Returns an accepted value wrapped in an Either container.</text:p>
              </text:list-item>
              <text:list-item>
                <text:p><text:s/><text:span text:style-name="T1">EitherInstance.map(f): </text:span>Applies the function f to the value and return the result wrapped in a new Either.right container if the original container was Either.right, else just return the present container with a no-op.</text:p>
              </text:list-item>
              <text:list-item>
                <text:p><text:span text:style-name="T1">EitherInstance.chain(f):</text:span> Same as the above, except in the case of Either.right, it returns the value unwrapped.</text:p>
              </text:list-item>
              <text:list-item>
                <text:p><text:span text:style-name="T1">EitherInstance.isRight():</text:span> Returns true if the container was created with Either.right, else false</text:p>
              </text:list-item>
              <text:list-item>
                <text:p><text:span text:style-name="T1">EitherInstance.isLeft():</text:span> Returns true if the container was created with Either.left, else false</text:p>
              </text:list-item>
              <text:list-item>
                <text:p><text:span text:style-name="T1">EitherInstance.value():</text:span> Returns the container’s value if Either.right, else throw an exception</text:p>
              </text:list-item>
              <text:list-item>
                <text:p><text:span text:style-name="T1">EitherInstance.getOrElse(othe</text:span><text:span text:style-name="T1">r):</text:span> Returns the unwrapped value if the container is Either.right, else return other</text:p>
              </text:list-item>
              <text:list-item>
                <text:p><text:span text:style-name="T1">EitherInstance.orElse(f):</text:span> Apply the function f to the error value and return the unwrapped result if Either.left, else return the container as is.</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ither Monad Usage, Part 1</text:p>
          </draw:text-box>
        </draw:frame>
        <draw:frame presentation:style-name="pr7" draw:layer="layout" svg:width="26cm" svg:height="15.286cm" svg:x="1.4cm" svg:y="4.914cm" presentation:class="outline" presentation:user-transformed="true">
          <draw:text-box>
            <text:list text:style-name="L4">
              <text:list-header>
                <text:p>Below is the Adrian grade average example adapted to the either monad:</text:p>
                <text:p/>
                <text:p text:style-name="P22"><text:span text:style-name="T1">var eitherStudentsCheck = </text:span><text:span text:style-name="T1">function(databaseStudents) </text:span><text:span text:style-name="T1">{</text:span></text:p>
                <text:p text:style-name="P22"><text:span text:style-name="T1"><text:s text:c="4"/></text:span><text:span text:style-name="T1">if(databaseStudents === </text:span><text:span text:style-name="T1">null) {</text:span></text:p>
                <text:p text:style-name="P22"><text:span text:style-name="T1"><text:s text:c="8"/></text:span><text:span text:style-name="T1">return Either.left(new </text:span><text:span text:style-name="T1">Error("Could not get </text:span><text:span text:style-name="T1">students from the </text:span><text:span text:style-name="T1">database");</text:span></text:p>
                <text:p text:style-name="P22"><text:span text:style-name="T1"><text:s text:c="4"/></text:span><text:span text:style-name="T1">} else {</text:span></text:p>
                <text:p text:style-name="P22"><text:span text:style-name="T1"><text:s text:c="8"/></text:span><text:span text:style-name="T1">return </text:span><text:span text:style-name="T1">Either.right(databaseStuden</text:span><text:span text:style-name="T1">ts);</text:span></text:p>
                <text:p text:style-name="P22"><text:span text:style-name="T1"><text:s text:c="4"/></text:span><text:span text:style-name="T1">}</text:span></text:p>
                <text:p text:style-name="P22"><text:span text:style-name="T1">}</text:span></text:p>
                <text:p text:style-name="P22"/>
                <text:p text:style-name="P22">//And the previous example can be rewriten as:</text:p>
                <text:p text:style-name="P22"><text:span text:style-name="T1">var adrianGradeAverage = </text:span><text:span text:style-name="T1">R.compose(map(R.mean), </text:span><text:span text:style-name="T1">map(R.map(R.view(nameLe</text:span><text:span text:style-name="T1">ns))), map(R.filter(isAdrian)), </text:span><text:span text:style-name="T1">eitherStudentsCheck);</text:span></text:p>
                <text:p text:style-name="P22"><text:span text:style-name="T1"/></text:p>
                <text:p text:style-name="P22"><text:span text:style-name="T1"/></text:p>
                <text:p/>
              </text:list-header>
            </text:list>
          </draw:text-box>
        </draw:frame>
        <presentation:notes draw:style-name="dp2">
          <draw:page-thumbnail draw:style-name="gr1" draw:layer="layout" svg:width="13.968cm" svg:height="10.476cm" svg:x="3.81cm" svg:y="2.123cm" draw:page-number="39" presentation:class="page"/>
          <draw:frame presentation:style-name="pr3" draw:text-style-name="P6"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ither Monad Usage, Part 2</text:p>
          </draw:text-box>
        </draw:frame>
        <draw:frame presentation:style-name="pr7" draw:text-style-name="P24" draw:layer="layout" svg:width="26cm" svg:height="15.286cm" svg:x="1.4cm" svg:y="4.914cm" presentation:class="outline" presentation:user-transformed="true">
          <draw:text-box>
            <text:list text:style-name="L4">
              <text:list-header>
                <text:p text:style-name="P24"><text:span text:style-name="T1">var eitherAverage = </text:span><text:span text:style-name="T1">adrianGradeAverage(databaseStudents</text:span><text:span text:style-name="T1">);</text:span></text:p>
                <text:p text:style-name="P24"><text:span text:style-name="T1"/></text:p>
                <text:p text:style-name="P24"><text:span text:style-name="T1">if(eitherAverage.isRight()) {</text:span></text:p>
                <text:p text:style-name="P24"><text:span text:style-name="T1"><text:s text:c="4"/></text:span><text:span text:style-name="T1">console.log('And the aveage is: + </text:span><text:span text:style-name="T1">eitherAverage.value());</text:span></text:p>
                <text:p text:style-name="P24"><text:span text:style-name="T1">} else {</text:span></text:p>
                <text:p text:style-name="P24"><text:span text:style-name="T1"><text:s text:c="4"/></text:span><text:span text:style-name="T1">console.log('Failed with error: ' + </text:span><text:span text:style-name="T1">eitherAvegage.orElse(R.identity));</text:span></text:p>
                <text:p text:style-name="P24"><text:span text:style-name="T1">}</text:span></text:p>
              </text:list-header>
            </text:list>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3" draw:text-style-name="P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Synchronous Side-Effect Management With the IO Monad</text:p>
          </draw:text-box>
        </draw:frame>
        <draw:frame presentation:style-name="pr7" draw:layer="layout" svg:width="25.199cm" svg:height="12.179cm" svg:x="1.4cm" svg:y="4.914cm" presentation:class="outline">
          <draw:text-box>
            <text:list text:style-name="L4">
              <text:list-header>
                <text:p>The io Monad is meant to wrap synchronous operations with side effects to delay either call. </text:p>
                <text:p>As there are not too many synchronous operations with side-effect in JS, I don’t perceive it as being as useful in JS as it may be in other languages, but I’ll include it for completeness.</text:p>
                <text:p>Unlike the previous 2 monads, this monad’s map function doesn’t execute the passed function immediately on the wrapped value. Rather, the new value will be a new function that wraps a call to the composition of the existing side-effect and the wrap function (it helps to think about it recursively). Everything gets resolved once the run() or chain() methods get called on the object.</text:p>
                <text:p>In this manner, side-effects are delayed until the original composition defining the IO Monad is completed and run()/chain() is called, but given that the contained value is a bunch of composed function calls, you can’t do anything terribly useful with it until you call run()/chain() anyways.</text:p>
                <text:p>One midly interesting (useful?) application is that once you got the result of the initial composition, you may call the run() method repeatedly to recompute.</text:p>
              </text:list-header>
            </text:list>
          </draw:text-box>
        </draw:frame>
        <presentation:notes draw:style-name="dp2">
          <draw:page-thumbnail draw:style-name="gr1" draw:layer="layout" svg:width="13.968cm" svg:height="10.476cm" svg:x="3.81cm" svg:y="2.123cm" draw:page-number="41" presentation:class="page"/>
          <draw:frame presentation:style-name="pr3" draw:text-style-name="P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IO Monad Specification</text:p>
          </draw:text-box>
        </draw:frame>
        <draw:frame presentation:style-name="pr7" draw:layer="layout" svg:width="25.199cm" svg:height="12.179cm" svg:x="1.4cm" svg:y="4.914cm" presentation:class="outline" presentation:user-transformed="true">
          <draw:text-box>
            <text:list text:style-name="L4">
              <text:list-header>
                <text:p>The methods of the IO monad will be specified here:</text:p>
              </text:list-header>
              <text:list-item>
                <text:p>IO.from(effectFn): Wraps (but does not execute) the side-effect function in a new IO container’s value and return the container.</text:p>
              </text:list-item>
              <text:list-item>
                <text:p>IoInstance.map(f): Wraps the side-effect function of the container in a function that returns a call to f, composed with a call to the side-effect and wraps that in a new IO container. Essential, effectFn of the new container becomes () =&gt; R.compose(f, effectFnPreviousContainer)().</text:p>
              </text:list-item>
              <text:list-item>
                <text:p>IoInstance.chain(f): Call the effectFn, pass the result to a call to f and return that value.</text:p>
              </text:list-item>
              <text:list-item>
                <text:p>IoInstance.run(): Call the effectFn and return that value </text:p>
                <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6"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O Monad Example, Part 1</text:p>
          </draw:text-box>
        </draw:frame>
        <draw:frame presentation:style-name="pr7" draw:layer="layout" svg:width="26.2cm" svg:height="15.686cm" svg:x="1.4cm" svg:y="4.914cm" presentation:class="outline" presentation:user-transformed="true">
          <draw:text-box>
            <text:list text:style-name="L4">
              <text:list-header>
                <text:p>//Assume we have a readFile(name) function, that, given the name will synchronously fetch the entry in a file and return a JSON representation of the person</text:p>
                <text:p>//Assume that we have a readInput() function as well, that reads the user-entry from the DOM. It returns null if the name is not found.</text:p>
                <text:p>//Once we have read the person in the file, we'll just return their city of birth</text:p>
                <text:p><text:span text:style-name="T1"/></text:p>
                <text:p><text:span text:style-name="T1">var asIO = </text:span><text:span text:style-name="T1">R.curry(function(fn) =&gt; {</text:span></text:p>
                <text:p><text:span text:style-name="T1"><text:s text:c="4"/></text:span><text:span text:style-name="T1">return IO.from(fn);</text:span></text:p>
                <text:p><text:span text:style-name="T1">});</text:span></text:p>
                <text:p><text:span text:style-name="T1"/></text:p>
                <text:p><text:span text:style-name="T1">function checkEntry(entry) {</text:span></text:p>
                <text:p><text:span text:style-name="T1"><text:s text:c="3"/></text:span><text:span text:style-name="T1">if(entry === null) {</text:span></text:p>
                <text:p><text:span text:style-name="T1"><text:s text:c="7"/></text:span><text:span text:style-name="T1">return Either.left(new </text:span><text:span text:style-name="T1">Error("Entry was not found in </text:span><text:span text:style-name="T1">the file!"));</text:span></text:p>
                <text:p><text:span text:style-name="T1"><text:s text:c="3"/></text:span><text:span text:style-name="T1">} else {</text:span></text:p>
                <text:p><text:span text:style-name="T1"><text:s text:c="7"/></text:span><text:span text:style-name="T1">return Either.right(entry);</text:span></text:p>
                <text:p><text:span text:style-name="T1"><text:s text:c="3"/></text:span><text:span text:style-name="T1">}</text:span></text:p>
                <text:p><text:span text:style-name="T1">}</text:span></text:p>
                <text:p><text:span text:style-name="T1"/></text:p>
                <text:p><text:span text:style-name="T1"/></text:p>
              </text:list-header>
            </text:list>
          </draw:text-box>
        </draw:frame>
        <presentation:notes draw:style-name="dp2">
          <draw:page-thumbnail draw:style-name="gr1" draw:layer="layout" svg:width="13.968cm" svg:height="10.476cm" svg:x="3.81cm" svg:y="2.123cm" draw:page-number="43" presentation:class="page"/>
          <draw:frame presentation:style-name="pr3" draw:text-style-name="P6"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O Monad Example, Part 2</text:p>
          </draw:text-box>
        </draw:frame>
        <draw:frame presentation:style-name="pr7" draw:layer="layout" svg:width="26cm" svg:height="15.486cm" svg:x="1.4cm" svg:y="4.914cm" presentation:class="outline" presentation:user-transformed="true">
          <draw:text-box>
            <text:list text:style-name="L4">
              <text:list-header>
                <text:p><text:span text:style-name="T1">var cityOfBirthLens = </text:span><text:span text:style-name="T1">R.lens(R.prop('cityOfBirth'), </text:span><text:span text:style-name="T1">R.assoc('cityOfBirth'))</text:span></text:p>
                <text:p/>
                <text:p>//Note here that 'chain' resolves the IO.Monad. In all monads, chain unwraps the monad's value if valid and can be used as a point of transition between different monads</text:p>
                <text:p><text:span text:style-name="T1">var cityOfBirth = </text:span><text:span text:style-name="T1">R.compose(R.view(cityOfBirth</text:span><text:span text:style-name="T1">Lens), checkEntry, </text:span><text:span text:style-name="T1">chain(readFile), </text:span><text:span text:style-name="T1">asIO(readInput))</text:span></text:p>
                <text:p><text:span text:style-name="T1"/></text:p>
                <text:p><text:span text:style-name="T1">var eitherResult = </text:span><text:span text:style-name="T1">cityOfBirth();</text:span></text:p>
                <text:p><text:span text:style-name="T1"/></text:p>
                <text:p><text:span text:style-name="T1">if(eitherResult.isRight()) {</text:span></text:p>
                <text:p><text:span text:style-name="T1"><text:s text:c="4"/></text:span><text:span text:style-name="T1">console.log('City of birth is: </text:span><text:span text:style-name="T1">' + eitherResult.value());</text:span></text:p>
                <text:p><text:span text:style-name="T1">} else {</text:span></text:p>
                <text:p><text:span text:style-name="T1"><text:s text:c="4"/></text:span><text:span text:style-name="T1">console.log('Error occured: </text:span><text:span text:style-name="T1">' + </text:span><text:span text:style-name="T1">eitherResult.orElse(R.identity)</text:span><text:span text:style-name="T1">);</text:span></text:p>
                <text:p><text:span text:style-name="T1">}</text:span></text:p>
              </text:list-header>
            </text:list>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3" draw:text-style-name="P6"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synchronous Code: Callback Hell</text:p>
          </draw:text-box>
        </draw:frame>
        <draw:frame presentation:style-name="pr7" draw:layer="layout" svg:width="25.199cm" svg:height="12.179cm" svg:x="1.4cm" svg:y="4.914cm" presentation:class="outline" presentation:user-transformed="true">
          <draw:text-box>
            <text:list text:style-name="L4">
              <text:list-header>
                <text:p>Promises are a way to deal more elegantly with asynchronous code without using callbacks.</text:p>
                <text:p>A traditional asynchronous call using a callback would be like this:</text:p>
                <text:p><text:span text:style-name="T1">function readFile(name, </text:span><text:span text:style-name="T1">callback)</text:span>, where callback takes an error as its first argument, the result as its second and would be triggered asynchronously when the file is read.</text:p>
                <text:p>The only way to ensure that somethings executes sequentially after the file is read is to execute it in the callback.</text:p>
                <text:p>If what you executes in the callback needs to perform an asynchronous operation in turn, this will trigger another callback.</text:p>
                <text:p>The nesting of those callbacks, past the first or second level of nesting, is called ‘callback hell’ and is very hard to read.</text:p>
                <text:p>Additionally, it’s not very functional as it usually requires a lot dependencies and it couples logic temporally inside the callbacks (not great for re-use which is one of the staples of functional programming).</text:p>
              </text:list-header>
            </text:list>
          </draw:text-box>
        </draw:frame>
        <presentation:notes draw:style-name="dp2">
          <draw:page-thumbnail draw:style-name="gr1" draw:layer="layout" svg:width="13.968cm" svg:height="10.476cm" svg:x="3.81cm" svg:y="2.123cm" draw:page-number="45" presentation:class="page"/>
          <draw:frame presentation:style-name="pr3" draw:text-style-name="P6"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n Swoop Promises</text:p>
          </draw:text-box>
        </draw:frame>
        <draw:frame presentation:style-name="pr7" draw:layer="layout" svg:width="25.199cm" svg:height="12.179cm" svg:x="1.4cm" svg:y="4.914cm" presentation:class="outline">
          <draw:text-box>
            <text:list text:style-name="L4">
              <text:list-header>
                <text:p>Promises currently a popular way to resolve callback hell. <text:span text:style-name="T8"><text:s/></text:span><text:span text:style-name="T8">Promises are essentially </text:span><text:span text:style-name="T8">monads that handles </text:span><text:span text:style-name="T8">asynchronous logic and whose </text:span><text:span text:style-name="T8">‘map’ method got renamed </text:span><text:span text:style-name="T8">‘then’. Think of it in those terms </text:span><text:span text:style-name="T8">as I explain it.</text:span></text:p>
                <text:p>In addition to keeping the nesting to a minimum, Promises decouple callbacks, and beyond the asynchronous action itself, minimize side-effects.</text:p>
                <text:p>Basically, asynchronous call will return a Promise object and the callback is passed to its then/map method.</text:p>
                <text:p/>
              </text:list-header>
            </text:list>
          </draw:text-box>
        </draw:frame>
        <presentation:notes draw:style-name="dp2">
          <draw:page-thumbnail draw:style-name="gr1" draw:layer="layout" svg:width="13.968cm" svg:height="10.476cm" svg:x="3.81cm" svg:y="2.123cm" draw:page-number="46" presentation:class="page"/>
          <draw:frame presentation:style-name="pr3" draw:text-style-name="P6"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e Specification</text:p>
          </draw:text-box>
        </draw:frame>
        <draw:frame presentation:style-name="pr7" draw:layer="layout" svg:width="25.199cm" svg:height="12.179cm" svg:x="1.4cm" svg:y="4.914cm" presentation:class="outline" presentation:user-transformed="true">
          <draw:text-box>
            <text:list text:style-name="L4">
              <text:list-header>
                <text:p>A Promise has the following core methods:</text:p>
              </text:list-header>
            </text:list>
            <text:list text:style-name="L5">
              <text:list-item>
                <text:p text:style-name="P17"><text:span text:style-name="T1">PromiseInstance.then(f)</text:span>: </text:p>
                <text:p text:style-name="P17">Executes the function <text:span text:style-name="T1">f</text:span> on the result of the Promise’s asynchronous call (once it is resolved). If <text:span text:style-name="T1">f</text:span> returns another Promise, it returns that new Promise directly (not Promises nesting), else it wraps the result of <text:span text:style-name="T1">f </text:span><text:span text:style-name="T8">in a new Promise that </text:span><text:span text:style-name="T8">resolves synchronously.</text:span></text:p>
                <text:p text:style-name="P17">If the result of <text:span text:style-name="T1">f</text:span> is a JS Error instance or if an exception was thrown from <text:span text:style-name="T1">f, </text:span><text:span text:style-name="T8">the error is </text:span><text:span text:style-name="T8">Wrapped in a new Promise and</text:span><text:span text:style-name="T1"> </text:span><text:span text:style-name="T8">subsequent calls to the then(...) </text:span><text:span text:style-name="T8">method on that Promise </text:span><text:span text:style-name="T8">become no-ops that just return </text:span><text:span text:style-name="T8">the Promise as-is (until the </text:span><text:span text:style-name="T8">Promise call the catch method).</text:span></text:p>
              </text:list-item>
              <text:list-item>
                <text:p text:style-name="P17"><text:span text:style-name="T1">PromiseInstance.catch(f)</text:span><text:span text:style-name="T8">:</text:span></text:p>
                <text:p text:style-name="P17"><text:span text:style-name="T8">If all the returned Promises in </text:span><text:span text:style-name="T8">the chain resolve with </text:span><text:span text:style-name="T8">returning/throwing an error, this </text:span><text:span text:style-name="T8">becomes a no-op that simply </text:span><text:span text:style-name="T8">returns the existing Promise and </text:span><text:span text:style-name="T8">otherwise do nothing. </text:span><text:span text:style-name="T8">Otherwise, it executes </text:span><text:span text:style-name="T1">f </text:span><text:span text:style-name="T8">on the </text:span><text:span text:style-name="T8">Promise’s error value and wraps </text:span><text:span text:style-name="T8">the result in a new Promise </text:span><text:span text:style-name="T8">which will trigger the next then </text:span><text:span text:style-name="T8">call normally.</text:span></text:p>
              </text:list-item>
              <text:list-item>
                <text:p text:style-name="P17"><text:span text:style-name="T1">Helpful analogy for </text:span><text:span text:style-name="T1">then/catch</text:span><text:span text:style-name="T8">: As long as the </text:span><text:span text:style-name="T8">function passed to the then </text:span><text:span text:style-name="T8">method don’t return/throw an </text:span><text:span text:style-name="T8">error, the Promise is in an </text:span><text:span text:style-name="T8">Either.right state. In that state, </text:span><text:span text:style-name="T8">the then method works and the </text:span><text:span text:style-name="T8">catch method is a no-op that </text:span><text:span text:style-name="T8">return the Promise as-is. Once </text:span><text:span text:style-name="T8">an error is returned/thrown, the </text:span><text:span text:style-name="T8">Promise is in an Either.left state </text:span><text:span text:style-name="T8">at which point the catch method </text:span><text:span text:style-name="T8">works and the then method is </text:span><text:span text:style-name="T8">no-op. Once the catch method </text:span><text:span text:style-name="T8">is executed, the Promise is in </text:span><text:span text:style-name="T8">an Either.right state again.</text:span></text:p>
              </text:list-item>
            </text:list>
          </draw:text-box>
        </draw:frame>
        <presentation:notes draw:style-name="dp2">
          <draw:page-thumbnail draw:style-name="gr1" draw:layer="layout" svg:width="13.968cm" svg:height="10.476cm" svg:x="3.81cm" svg:y="2.123cm" draw:page-number="47" presentation:class="page"/>
          <draw:frame presentation:style-name="pr3" draw:text-style-name="P6"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e Example, Part 1</text:p>
          </draw:text-box>
        </draw:frame>
        <draw:frame presentation:style-name="pr7" draw:layer="layout" svg:width="25.8cm" svg:height="14.886cm" svg:x="1.4cm" svg:y="4.914cm" presentation:class="outline" presentation:user-transformed="true">
          <draw:text-box>
            <text:list text:style-name="L4">
              <text:list-header>
                <text:p>Take the IO Monad example and assume a promisified readFile call:</text:p>
                <text:p>//Assume that readFile is now asynchronous and returns a Promise</text:p>
                <text:p/>
                <text:p>//We are changing the definition of checkEntry for this example. While we could have passed the either monad for error handling inside the promise, let's leverage the promise's then/catch error propagation instead</text:p>
                <text:p><text:span text:style-name="T1">function checkEntry(entry) {</text:span></text:p>
                <text:p><text:span text:style-name="T1"><text:s text:c="3"/></text:span><text:span text:style-name="T1">if(entry === null) {</text:span></text:p>
                <text:p><text:span text:style-name="T1"><text:s text:c="7"/></text:span><text:span text:style-name="T1">return new Error("Entry </text:span><text:span text:style-name="T1">was not found in the file!");</text:span></text:p>
                <text:p><text:span text:style-name="T1"><text:s text:c="3"/></text:span><text:span text:style-name="T1">} else {</text:span></text:p>
                <text:p><text:span text:style-name="T1"><text:s text:c="7"/></text:span><text:span text:style-name="T1">return entry;</text:span></text:p>
                <text:p><text:span text:style-name="T1"><text:s text:c="3"/></text:span><text:span text:style-name="T1">}</text:span></text:p>
                <text:p><text:span text:style-name="T1">}</text:span></text:p>
                <text:p/>
                <text:p>//Functional wrapper to put all our logic inside R.compose. Alternatively, we could have chained then calls on returning Prommises</text:p>
                <text:p><text:span text:style-name="T1">function then(fn, promise) {</text:span></text:p>
                <text:p><text:span text:style-name="T1"><text:s text:c="4"/></text:span><text:span text:style-name="T1">return promise.then(fn);</text:span></text:p>
                <text:p><text:span text:style-name="T1">}</text:span></text:p>
                <text:p><text:span text:style-name="T1"/></text:p>
                <text:p><text:span text:style-name="T1"/></text:p>
              </text:list-header>
            </text:list>
          </draw:text-box>
        </draw:frame>
        <presentation:notes draw:style-name="dp2">
          <draw:page-thumbnail draw:style-name="gr1" draw:layer="layout" svg:width="13.968cm" svg:height="10.476cm" svg:x="3.81cm" svg:y="2.123cm" draw:page-number="48" presentation:class="page"/>
          <draw:frame presentation:style-name="pr3" draw:text-style-name="P6"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e Example, Part 2</text:p>
          </draw:text-box>
        </draw:frame>
        <draw:frame presentation:style-name="pr7" draw:text-style-name="P18" draw:layer="layout" svg:width="26.2cm" svg:height="15.286cm" svg:x="1.4cm" svg:y="4.914cm" presentation:class="outline" presentation:user-transformed="true">
          <draw:text-box>
            <text:list text:style-name="L4">
              <text:list-header>
                <text:p text:style-name="P18"><text:span text:style-name="T14">var cityOfBirth = </text:span><text:span text:style-name="T14">R.compose(then(R.view(cityOfBirthLens)), </text:span><text:span text:style-name="T14">then(checkEntry), chain(readFile), </text:span><text:span text:style-name="T14">asIO(readInput))</text:span></text:p>
                <text:p text:style-name="P18"><text:span text:style-name="T14"/></text:p>
                <text:p text:style-name="P18"><text:span text:style-name="T14">var promisedResult = cityOfBirth();</text:span></text:p>
                <text:p text:style-name="P18"><text:span text:style-name="T14"/></text:p>
                <text:p text:style-name="P18"><text:span text:style-name="T14">promisedResult.then((result) =&gt; {</text:span></text:p>
                <text:p text:style-name="P18"><text:span text:style-name="T14"><text:s text:c="4"/></text:span><text:span text:style-name="T14">console.log('City of birth is: ' + </text:span><text:span text:style-name="T14">eitherResult.value());</text:span></text:p>
                <text:p text:style-name="P18"><text:span text:style-name="T14">}).catch((err) =&gt; {</text:span></text:p>
                <text:p text:style-name="P18"><text:span text:style-name="T14"><text:s text:c="4"/></text:span><text:span text:style-name="T14">console.log('Error occured: ' + </text:span><text:span text:style-name="T14">eitherResult.orElse(R.identity));</text:span></text:p>
                <text:p text:style-name="P18"><text:span text:style-name="T14">})</text:span></text:p>
              </text:list-header>
            </text:list>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3" draw:text-style-name="P6"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ifying a Function That Takes a Callback</text:p>
          </draw:text-box>
        </draw:frame>
        <draw:frame presentation:style-name="pr7" draw:layer="layout" svg:width="25.199cm" svg:height="12.179cm" svg:x="1.4cm" svg:y="4.914cm" presentation:class="outline">
          <draw:text-box>
            <text:list text:style-name="L4">
              <text:list-header>
                <text:p>In addition to having a then/catch method, the Promise class also has a constructor.</text:p>
                <text:p>This Promise constructor takes a higher-order callback function as its argument which in turn takes resolve/reject arguments which are callback triggers to put the new Promise in Either.left or Either.right state.</text:p>
                <text:p>From there, you can create a function that returns a Promise with the right parameters, much like you create a function that returns an Either monad with the right parameters to flag an error. </text:p>
              </text:list-header>
            </text:list>
          </draw:text-box>
        </draw:frame>
        <presentation:notes draw:style-name="dp2">
          <draw:page-thumbnail draw:style-name="gr1" draw:layer="layout" svg:width="13.968cm" svg:height="10.476cm" svg:x="3.81cm" svg:y="2.123cm" draw:page-number="50" presentation:class="page"/>
          <draw:frame presentation:style-name="pr3" draw:text-style-name="P6"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ifying ReadFile</text:p>
          </draw:text-box>
        </draw:frame>
        <draw:frame presentation:style-name="pr7" draw:layer="layout" svg:width="25.8cm" svg:height="15.486cm" svg:x="1.4cm" svg:y="4.914cm" presentation:class="outline" presentation:user-transformed="true">
          <draw:text-box>
            <text:list text:style-name="L4">
              <text:list-header>
                <text:p>Take the <text:span text:style-name="T1">readFile(name, </text:span><text:span text:style-name="T1">callback)</text:span> function as an example:</text:p>
                <text:p><text:span text:style-name="T1"/></text:p>
                <text:p text:style-name="P13"><text:span text:style-name="T1">const PromisifiedReadfile </text:span><text:span text:style-name="T1">= function(name) {</text:span></text:p>
                <text:p text:style-name="P13"><text:span text:style-name="T1"><text:s text:c="4"/></text:span><text:span text:style-name="T1">return new </text:span><text:span text:style-name="T1">Promise((accept, reject) </text:span><text:span text:style-name="T1">=&gt; {</text:span></text:p>
                <text:p text:style-name="P13"><text:span text:style-name="T1"><text:s text:c="8"/></text:span><text:span text:style-name="T8">//The returned Promise </text:span><text:span text:style-name="T8">is in an unresolved state </text:span><text:span text:style-name="T8">until the asynchronous </text:span><text:span text:style-name="T8">ReadFile completes</text:span></text:p>
                <text:p text:style-name="P13"><text:span text:style-name="T1"><text:s text:c="8"/></text:span><text:span text:style-name="T1">ReadFile(name, </text:span><text:span text:style-name="T1">function(err, value) {</text:span></text:p>
                <text:p text:style-name="P13"><text:span text:style-name="T1"><text:s text:c="12"/></text:span><text:span text:style-name="T1">if(err) {</text:span></text:p>
                <text:p text:style-name="P13"><text:span text:style-name="T1"><text:s text:c="16"/></text:span><text:span text:style-name="T8">//Calling reject with </text:span><text:span text:style-name="T8">an error condition, the </text:span><text:span text:style-name="T8">Promise is now Either.left, </text:span><text:span text:style-name="T8">then value of the Promise is </text:span><text:span text:style-name="T8">the passed err, and chained </text:span><text:span text:style-name="T8">then are skipped as no-ops </text:span><text:span text:style-name="T8">until the catch</text:span></text:p>
                <text:p text:style-name="P13"><text:span text:style-name="T1"><text:s text:c="16"/></text:span><text:span text:style-name="T1">reject(err);</text:span></text:p>
                <text:p text:style-name="P13"><text:span text:style-name="T1"><text:s text:c="12"/></text:span><text:span text:style-name="T1">} else {</text:span></text:p>
                <text:p text:style-name="P13"><text:span text:style-name="T1"><text:s text:c="16"/></text:span><text:span text:style-name="T8">//Calling resolve </text:span><text:span text:style-name="T8">with a valid state, the </text:span><text:span text:style-name="T8">Promise is now Either.right, </text:span><text:span text:style-name="T8">value becomes the </text:span><text:span text:style-name="T8">Promise’s value and </text:span><text:span text:style-name="T8">chained catches are </text:span><text:span text:style-name="T8">skipped as no-ops until a </text:span><text:span text:style-name="T8">then causes an error</text:span></text:p>
                <text:p text:style-name="P13"><text:span text:style-name="T1"><text:s text:c="16"/></text:span><text:span text:style-name="T1">resolve(value);</text:span></text:p>
                <text:p text:style-name="P13"><text:span text:style-name="T1"><text:s text:c="12"/></text:span><text:span text:style-name="T1">}</text:span></text:p>
                <text:p text:style-name="P13"><text:span text:style-name="T1"><text:s text:c="8"/></text:span><text:span text:style-name="T1">});</text:span></text:p>
                <text:p text:style-name="P13"><text:span text:style-name="T1"><text:s text:c="4"/></text:span><text:span text:style-name="T1">});</text:span></text:p>
                <text:p text:style-name="P13"><text:span text:style-name="T1">}</text:span></text:p>
                <text:p/>
              </text:list-header>
            </text:list>
          </draw:text-box>
        </draw:frame>
        <presentation:notes draw:style-name="dp2">
          <draw:page-thumbnail draw:style-name="gr1" draw:layer="layout" svg:width="13.968cm" svg:height="10.476cm" svg:x="3.81cm" svg:y="2.123cm" draw:page-number="51" presentation:class="page"/>
          <draw:frame presentation:style-name="pr3" draw:text-style-name="P6"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Content From the Book Not Covered Here</text:p>
          </draw:text-box>
        </draw:frame>
        <draw:frame presentation:style-name="pr7" draw:layer="layout" svg:width="25.199cm" svg:height="12.179cm" svg:x="1.4cm" svg:y="4.914cm" presentation:class="outline">
          <draw:text-box>
            <text:list text:style-name="L5">
              <text:list-item>
                <text:p>Functional Optimisation (including memoization and tail-call optimisation with recursion)</text:p>
              </text:list-item>
              <text:list-item>
                <text:p>Point-free programming definition (fancy wording for composition)</text:p>
              </text:list-item>
              <text:list-item>
                <text:p>Property-based testing</text:p>
              </text:list-item>
              <text:list-item>
                <text:p>Method Chaining</text:p>
              </text:list-item>
              <text:list-item>
                <text:p>Brush Up on Recursion, closures and scope</text:p>
              </text:list-item>
              <text:list-item>
                <text:p>Lodash functional facilities</text:p>
              </text:list-item>
              <text:list-item>
                <text:p>Objects as Values</text:p>
              </text:list-item>
              <text:list-item>
                <text:p>Control-flow with functional combinators</text:p>
              </text:list-item>
              <text:list-item>
                <text:p>Formal definition of a function’s arguments and output (used in the Ramda website)</text:p>
              </text:list-item>
              <text:list-item>
                <text:p>Lots of philosophising on functional vs imperative/object oriented</text:p>
              </text:list-item>
              <text:list-item>
                <text:p>Lot more details into the topics covered in this presentation</text:p>
              </text:list-item>
            </text:list>
          </draw:text-box>
        </draw:frame>
        <presentation:notes draw:style-name="dp2">
          <draw:page-thumbnail draw:style-name="gr1" draw:layer="layout" svg:width="13.968cm" svg:height="10.476cm" svg:x="3.81cm" svg:y="2.123cm" draw:page-number="52" presentation:class="page"/>
          <draw:frame presentation:style-name="pr3" draw:text-style-name="P6"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eferences</text:p>
          </draw:text-box>
        </draw:frame>
        <draw:frame presentation:style-name="pr7" draw:layer="layout" svg:width="25.199cm" svg:height="12.179cm" svg:x="1.4cm" svg:y="4.914cm" presentation:class="outline">
          <draw:text-box>
            <text:list text:style-name="L5">
              <text:list-item>
                <text:p>Book (see the companion code for Tuple and Monads implementations): </text:p>
                <text:p><text:span text:style-name="T15">https://www.manning.com/books/functional-</text:span><text:span text:style-name="T15">programming-in-javascript</text:span> </text:p>
              </text:list-item>
              <text:list-item>
                <text:p><text:span text:style-name="T12">Ramda Library:</text:span><text:span text:style-name="T13"> </text:span></text:p>
                <text:p><text:span text:style-name="T13">http://ramdajs.com/</text:span></text:p>
              </text:list-item>
              <text:list-item>
                <text:p><text:span text:style-name="T12">Folktale (containing book’s </text:span><text:span text:style-name="T12">reference for Either and Maybe </text:span><text:span text:style-name="T12">monads):</text:span><text:span text:style-name="T13"> </text:span></text:p>
              </text:list-item>
            </text:list>
            <text:list text:style-name="L4">
              <text:list-header>
                <text:p><text:span text:style-name="T13"><text:a xlink:href="http://docs.folktalejs.org/en/latest/" xlink:type="simple">http://docs.folktalejs.org/en/latest/</text:a></text:span></text:p>
              </text:list-header>
            </text:list>
            <text:list text:style-name="L5">
              <text:list-item>
                <text:p><text:span text:style-name="T12">FantasyLand (alternative to </text:span><text:span text:style-name="T12">Folktale highly recommended </text:span><text:span text:style-name="T12">by the book’s author):</text:span></text:p>
              </text:list-item>
            </text:list>
            <text:list text:style-name="L4">
              <text:list-header>
                <text:p><text:span text:style-name="T13">https://github.com/fantasyland</text:span></text:p>
              </text:list-header>
            </text:list>
          </draw:text-box>
        </draw:frame>
        <presentation:notes draw:style-name="dp2">
          <draw:page-thumbnail draw:style-name="gr1" draw:layer="layout" svg:width="13.968cm" svg:height="10.476cm" svg:x="3.81cm" svg:y="2.123cm" draw:page-number="53"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align-last="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4T11:08:00.396104709</meta:creation-date>
    <dc:date>2017-06-05T11:45:05.308673489</dc:date>
    <meta:editing-duration>PT7H28M24S</meta:editing-duration>
    <meta:editing-cycles>97</meta:editing-cycles>
    <meta:generator>LibreOffice/5.1.6.2$Linux_X86_64 LibreOffice_project/10m0$Build-2</meta:generator>
    <meta:document-statistic meta:object-count="232"/>
  </office:meta>
</office:document-meta>
</file>